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master-page-name="Standard">
      <style:paragraph-properties style:page-number="auto"/>
    </style:style>
    <style:style style:name="P2" style:family="paragraph" style:parent-style-name="Plain_20_Text">
      <style:text-properties style:font-name="Courier New" style:font-name-complex="Courier New1"/>
    </style:style>
    <style:style style:name="P3" style:family="paragraph" style:parent-style-name="Plain_20_Text">
      <style:text-properties style:font-name="Courier New" fo:language="en" fo:country="GB" style:font-name-complex="Courier New1"/>
    </style:style>
    <style:style style:name="T1" style:family="text">
      <style:text-properties fo:color="#00000a"/>
    </style:style>
    <style:style style:name="T2" style:family="text">
      <style:text-properties style:font-name="Courier New" style:font-name-complex="Courier New1"/>
    </style:style>
    <style:style style:name="T3" style:family="text">
      <style:text-properties style:font-name="Courier New" fo:background-color="#ffff00" style:font-name-complex="Courier New1"/>
    </style:style>
    <style:style style:name="T4" style:family="text">
      <style:text-properties style:font-name="Courier New" fo:language="en" fo:country="GB"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79929326067466945" text:style-name="Outline">
        <text:list-item>
          <text:list>
            <text:list-item>
              <text:list>
                <text:list-item>
                  <text:h text:style-name="P1" text:outline-level="3"><text:bookmark-start text:name="_Hlk510592762"/><text:span text:style-name="T1">guerreros</text:span></text:h>
                </text:list-item>
              </text:list>
            </text:list-item>
          </text:list>
        </text:list-item>
      </text:list>
      <text:p text:style-name="Plain_20_Text"><text:span text:style-name="T2">+</text:span></text:p>
      <text:p text:style-name="Plain_20_Text"><text:span text:style-name="T2">guerrero</text:span></text:p>
      <text:p text:style-name="Plain_20_Text"><text:span text:style-name="T2">$</text:span></text:p>
      <text:p text:style-name="Plain_20_Text"><text:span text:style-name="T2">guerrero1</text:span></text:p>
      <text:p text:style-name="Plain_20_Text"><text:span text:style-name="T2">-I- Cuando discutes con alguien y te enfadas, di por qué puede ser mejor decir lo que piensas después de que ha pasado un buen rato</text:span></text:p>
      <text:p text:style-name="Plain_20_Text"><text:span text:style-name="T2">*Porque yo ya no estaré tenso o enfadado.</text:span></text:p>
      <text:p text:style-name="P2"/>
      <text:p text:style-name="Plain_20_Text"><text:span text:style-name="T2">Porque la otra persona no estará tensa o enfada.</text:span></text:p>
      <text:p text:style-name="P2"/>
      <text:p text:style-name="Plain_20_Text"><text:span text:style-name="T2">Porque ambos estaremos más dispuestos a llegar a un entendimiento.</text:span></text:p>
      <text:p text:style-name="Plain_20_Text"><text:span text:style-name="T2">$</text:span></text:p>
      <text:p text:style-name="Plain_20_Text"><text:span text:style-name="T2">-II – Cuando alguien hace algo que te molesta, ¿por qué crees que puede ser mejor decírselo que callarte?</text:span></text:p>
      <text:p text:style-name="Plain_20_Text"><text:span text:style-name="T2">*Porque no me quedo dándole vueltas a aquello que tanto me molesta, y de esta manera no corro el riesgo de saltar de un momento a otro.</text:span></text:p>
      <text:p text:style-name="P2"/>
      <text:p text:style-name="Plain_20_Text"><text:span text:style-name="T2">Porque pongo los medios para solucionar aquello que me molesta.</text:span></text:p>
      <text:p text:style-name="P2"/>
      <text:p text:style-name="Plain_20_Text"><text:span text:style-name="T2">Porque le permito saber al otro que su manera de comportarse resulta dañina, con lo que le doy la oportunidad de dejar de comportarse así. <text:s text:c="2"/></text:span></text:p>
      <text:p text:style-name="Plain_20_Text"><text:span text:style-name="T2">$</text:span></text:p>
      <text:p text:style-name="Plain_20_Text"><text:span text:style-name="T2">-III - Piensa alguna razón por la que cuando alguien nos habla, conviene escucharle con toda nuestra atención. </text:span></text:p>
      <text:p text:style-name="Plain_20_Text"><text:span text:style-name="T2">*Puede evitar discusiones provocadas por no haber entendido bien al otro.</text:span></text:p>
      <text:p text:style-name="P2"/>
      <text:p text:style-name="Plain_20_Text"><text:span text:style-name="T2">Puede permitirme aprender algo nuevo.</text:span></text:p>
      <text:p text:style-name="P2"/>
      <text:p text:style-name="Plain_20_Text"><text:span text:style-name="T2">Hará que la persona que me habla se sienta escuchada y comprendida.</text:span></text:p>
      <text:p text:style-name="Plain_20_Text"><text:span text:style-name="T2">$</text:span></text:p>
      <text:p text:style-name="Plain_20_Text"><text:span text:style-name="T2">-IV – Piensa alguna razón por la que muchas veces no somos capaces de escuchar al otro con toda nuestra atención. </text:span></text:p>
      <text:p text:style-name="Plain_20_Text"><text:span text:style-name="T2">*Porque mientras el otro nos habla, nosotros en lugar de escucharle, estamos pensando en lo que le vamos a responder.</text:span></text:p>
      <text:p text:style-name="P2"/>
      <text:p text:style-name="Plain_20_Text"><text:span text:style-name="T2">Creer que no puedo aprender nada de lo que me está contando.</text:span></text:p>
      <text:p text:style-name="P2"/>
      <text:p text:style-name="Plain_20_Text"><text:span text:style-name="T2">Que estoy discutiendo con el otro, y yo estoy en plan tan ‘cabezota’, que no quiero escucharle ni entenderle. </text:span></text:p>
      <text:p text:style-name="Plain_20_Text"><text:span text:style-name="T2">$</text:span></text:p>
      <text:p text:style-name="Plain_20_Text"><text:span text:style-name="T2">-V - ¿Por qué a veces cuando hacemos daño a alguien nos cuesta reconocerlo?</text:span></text:p>
      <text:p text:style-name="Plain_20_Text"><text:span text:style-name="T2">*Porque nos da vergüenza reconocer que actuamos mal.</text:span></text:p>
      <text:p text:style-name="P2"/>
      <text:p text:style-name="Plain_20_Text"><text:span text:style-name="T2">Porque no nos paramos a pensar en cómo le hemos hecho sentir al otro.</text:span></text:p>
      <text:p text:style-name="P2"/>
      <text:p text:style-name="Plain_20_Text"><text:span text:style-name="T2">Porque pienso que tengo razón en lo que hice, y tengo miedo de que el otro vaya a pensar que soy débil si reconozco que lo hice mal. </text:span></text:p>
      <text:p text:style-name="Plain_20_Text"><text:span text:style-name="T2">$</text:span></text:p>
      <text:p text:style-name="Plain_20_Text"><text:span text:style-name="T2">-VI – Cuando hacemos daño a alguien, ¿por qué es bueno pedirle disculpas?</text:span></text:p>
      <text:p text:style-name="Plain_20_Text"><text:span text:style-name="T2">*Porque me sentiré mejor conmigo mismo.</text:span></text:p>
      <text:p text:style-name="P2"/>
      <text:p text:style-name="Plain_20_Text"><text:span text:style-name="T2">Porque el otro se olvidará más fácilmente de lo que pasó, y no estará enfadado conmigo. </text:span></text:p>
      <text:p text:style-name="P2"/>
      <text:p text:style-name="Plain_20_Text"><text:span text:style-name="T2">Porque estaré mostrando una actitud valiente, y no tener miedo a reconocer mis errores.</text:span></text:p>
      <text:p text:style-name="Plain_20_Text"><text:soft-page-break/><text:span text:style-name="T2">$</text:span></text:p>
      <text:p text:style-name="Plain_20_Text"><text:span text:style-name="T2">-VII – Cuando alguien nos hace daño, ¿por qué es bueno perdonarle?</text:span></text:p>
      <text:p text:style-name="Plain_20_Text"><text:span text:style-name="T2">*Porque dejaré de estar enfadado.</text:span></text:p>
      <text:p text:style-name="P2"/>
      <text:p text:style-name="Plain_20_Text"><text:span text:style-name="T2">Porque me sentiré mejor. </text:span></text:p>
      <text:p text:style-name="P2"/>
      <text:p text:style-name="Plain_20_Text"><text:span text:style-name="T2">Que estaré más tranquilo.</text:span></text:p>
      <text:p text:style-name="Plain_20_Text"><text:span text:style-name="T2">$</text:span></text:p>
      <text:p text:style-name="Plain_20_Text"><text:span text:style-name="T2">-VIII - ¿Perdonarías a alguien que te ha hecho daño? ¿Perdonar es lo mismo que olvidar?</text:span></text:p>
      <text:p text:style-name="Plain_20_Text"><text:span text:style-name="T2">*Puedo perdonarle y no estar enfadado con él, pero al mismo tiempo no olvidar lo que me hizo y así estar atento para que no me vuelva a hacer algo parecido.</text:span></text:p>
      <text:p text:style-name="P2"/>
      <text:p text:style-name="Plain_20_Text"><text:span text:style-name="T2">Tendemos a olvidar las cosas desagradables, como el enfado, por lo que si sigo enfadado con él, recordaré peor lo que pasó, que si no estoy enfadado porque le he perdonado. </text:span></text:p>
      <text:p text:style-name="P2"/>
      <text:p text:style-name="Plain_20_Text"><text:span text:style-name="T2">Si le perdono, puede que el otro esté sorprendido de que yo no esté enfadado con él, y así deje de molestarme en el futuro, al ver que no me afecta.</text:span></text:p>
      <text:p text:style-name="Plain_20_Text"><text:span text:style-name="T2">$</text:span></text:p>
      <text:p text:style-name="Plain_20_Text"><text:span text:style-name="T2">-IX – ¿Por qué perdonarías a alguien que te ha hecho daño? </text:span></text:p>
      <text:p text:style-name="Plain_20_Text"><text:span text:style-name="T2">*El otro estaba nervioso y alterado por algo que le había pasado antes. </text:span></text:p>
      <text:p text:style-name="P2"/>
      <text:p text:style-name="Plain_20_Text"><text:span text:style-name="T2">El otro no era capaz de darse cuenta de que me estaba haciendo daño.</text:span></text:p>
      <text:p text:style-name="P2"/>
      <text:p text:style-name="Plain_20_Text"><text:span text:style-name="T2">El otro pensaba que tenía razón para hacer lo que hacía, porque no era capaz de ponerse en mi lugar (no es que eligiera no ponerse en mi lugar, es que no era capaz de hacerlo). </text:span></text:p>
      <text:p text:style-name="Plain_20_Text"><text:span text:style-name="T2">$</text:span></text:p>
      <text:p text:style-name="Plain_20_Text"><text:span text:style-name="T2">-X – Cuando le dices una cosa a alguien, ¿tienes en cuenta cómo le puede sentar? ¿en qué cosas puedes pensar antes de decírsela?</text:span></text:p>
      <text:p text:style-name="Plain_20_Text"><text:span text:style-name="T2">*Si es verdad lo que voy a decir, y si es oportuno decirlo.</text:span></text:p>
      <text:p text:style-name="P2"/>
      <text:p text:style-name="Plain_20_Text"><text:span text:style-name="T2">Decirlo con palabras amables.</text:span></text:p>
      <text:p text:style-name="P2"/>
      <text:p text:style-name="Plain_20_Text"><text:span text:style-name="T2">Empezar diciendo una cualidad positiva de la persona.</text:span></text:p>
      <text:p text:style-name="Plain_20_Text"><text:span text:style-name="T2">+</text:span></text:p>
      <text:list xml:id="list30449057" text:continue-numbering="true" text:style-name="Outline">
        <text:list-item>
          <text:list>
            <text:list-item>
              <text:list>
                <text:list-item>
                  <text:h text:style-name="Heading_20_3" text:outline-level="3"><text:span text:style-name="T1">maestras</text:span></text:h>
                </text:list-item>
              </text:list>
            </text:list-item>
          </text:list>
        </text:list-item>
      </text:list>
      <text:p text:style-name="Plain_20_Text"><text:span text:style-name="T2">$</text:span></text:p>
      <text:p text:style-name="Plain_20_Text"><text:span text:style-name="T2">-I - Piensa en algún ejemplo de modelo de belleza impuesto por la sociedad actual.</text:span></text:p>
      <text:p text:style-name="Plain_20_Text"><text:span text:style-name="T2">*Depilarse.</text:span></text:p>
      <text:p text:style-name="P2"/>
      <text:p text:style-name="Plain_20_Text"><text:span text:style-name="T2">Estar moreno.</text:span></text:p>
      <text:p text:style-name="P2"/>
      <text:p text:style-name="Plain_20_Text"><text:span text:style-name="T2">Estar cachas.</text:span></text:p>
      <text:p text:style-name="Plain_20_Text"><text:span text:style-name="T2">$</text:span></text:p>
      <text:p text:style-name="Plain_20_Text"><text:span text:style-name="T2">-II - Piensa alguna situación típica en la que es fácil dejarse arrastrar por lo que hace el grupo.</text:span></text:p>
      <text:p text:style-name="Plain_20_Text"><text:span text:style-name="T2">*A la hora de decidir cómo empleo mi tiempo de ocio: haciendo lo que hace la mayoría.</text:span></text:p>
      <text:p text:style-name="P2"/>
      <text:p text:style-name="Plain_20_Text"><text:span text:style-name="T2">A la hora de vestir de una determinada manera o comprarme algo porque es lo que se lleva.</text:span></text:p>
      <text:p text:style-name="P2"/>
      <text:p text:style-name="Plain_20_Text"><text:soft-page-break/><text:span text:style-name="T2">Cuando todos mis amigos quieren hacer una cosa y yo otra, pero como soy el único, me quedaría solo si no voy con ellos.</text:span></text:p>
      <text:p text:style-name="P2"/>
      <text:p text:style-name="Plain_20_Text"><text:span text:style-name="T2">Cuando todos mis amigos piensan de una manera y yo pienso de forma distinta.</text:span></text:p>
      <text:p text:style-name="Plain_20_Text"><text:span text:style-name="T2">$</text:span></text:p>
      <text:p text:style-name="Plain_20_Text"><text:span text:style-name="T2">-III - ¿Por qué es bueno respetar a los demás?</text:span></text:p>
      <text:p text:style-name="Plain_20_Text"><text:span text:style-name="T2">*Porque a mí me gusta que me respeten.</text:span></text:p>
      <text:p text:style-name="P2"/>
      <text:p text:style-name="Plain_20_Text"><text:span text:style-name="T2">Porque así haré que la gente a mi alrededor se sienta bien.</text:span></text:p>
      <text:p text:style-name="P2"/>
      <text:p text:style-name="Plain_20_Text"><text:span text:style-name="T2">Porque si yo no respeto a los demás, los demás no me respetarán a mí, ni a la larga querrán saber nada conmigo.</text:span></text:p>
      <text:p text:style-name="Plain_20_Text"><text:span text:style-name="T2">+</text:span></text:p>
      <text:p text:style-name="Plain_20_Text"><text:span text:style-name="T2">$</text:span></text:p>
      <text:p text:style-name="Plain_20_Text"><text:span text:style-name="T2">-IV - ¿Cómo valoras a tus amigos y compañeros?</text:span></text:p>
      <text:p text:style-name="Plain_20_Text"><text:span text:style-name="T2">*Valoro que me apoyen si les pido ayuda</text:span></text:p>
      <text:p text:style-name="P2"/>
      <text:p text:style-name="Plain_20_Text"><text:span text:style-name="T2">Valoro que me dejen participar en sus juegos</text:span></text:p>
      <text:p text:style-name="P2"/>
      <text:p text:style-name="Plain_20_Text"><text:span text:style-name="T2">Valoro que sean graciosos y tengan sentido del humor</text:span></text:p>
      <text:p text:style-name="P2"/>
      <text:p text:style-name="P2"/>
      <text:list xml:id="list30463806" text:continue-numbering="true" text:style-name="Outline">
        <text:list-item>
          <text:list>
            <text:list-item>
              <text:list>
                <text:list-item>
                  <text:list>
                    <text:list-item>
                      <text:h text:style-name="Heading_20_4" text:outline-level="4"><text:span text:style-name="T1">MAYORES (van en una carta distinta)</text:span></text:h>
                    </text:list-item>
                  </text:list>
                </text:list-item>
              </text:list>
            </text:list-item>
          </text:list>
        </text:list-item>
      </text:list>
      <text:p text:style-name="Plain_20_Text"><text:span text:style-name="T2">-V – Piensa alguna razón por la que no tiene sentido obsesionarse con el físico cuando buscas pareja.</text:span></text:p>
      <text:p text:style-name="Plain_20_Text"><text:span text:style-name="T2">*Porque a la hora de congeniar y de ser feliz con la pareja, lo que es clave es la manera de ser de cada uno.</text:span></text:p>
      <text:p text:style-name="P2"/>
      <text:p text:style-name="Plain_20_Text"><text:span text:style-name="T2">Porque lo importante para tener una buena sexualidad es que me sienta atraído por mi pareja.</text:span></text:p>
      <text:p text:style-name="P2"/>
      <text:p text:style-name="Plain_20_Text"><text:span text:style-name="T2">Porque si mi pareja está conmigo principalmente por mi físico, lo más probable es que la relación no llegue a buen puerto.</text:span></text:p>
      <text:p text:style-name="Plain_20_Text"><text:span text:style-name="T2">$</text:span></text:p>
      <text:p text:style-name="Plain_20_Text"><text:span text:style-name="T2">-VI – Piensa alguna cosa que sea más importante que el físico para tener una relación de pareja feliz y saludable.</text:span></text:p>
      <text:p text:style-name="Plain_20_Text"><text:span text:style-name="T2">*Confiar en el otro.</text:span></text:p>
      <text:p text:style-name="P2"/>
      <text:p text:style-name="Plain_20_Text"><text:span text:style-name="T2">Pensar más en dar que en recibir.</text:span></text:p>
      <text:p text:style-name="P2"/>
      <text:p text:style-name="Plain_20_Text"><text:span text:style-name="T2">Ser sincero con el otro.</text:span></text:p>
      <text:p text:style-name="Plain_20_Text"><text:span text:style-name="T2">$</text:span></text:p>
      <text:p text:style-name="Plain_20_Text"><text:span text:style-name="T2">-VII - ¿Por qué puede resultar inconveniente ocupar un alto cargo? </text:span></text:p>
      <text:p text:style-name="Plain_20_Text"><text:span text:style-name="T2">*Puede que llegue a creerme superior a los demás.</text:span></text:p>
      <text:p text:style-name="P2"/>
      <text:p text:style-name="Plain_20_Text"><text:span text:style-name="T2">Antes o después perderé esa posición de poder y, si llegué a creerme que ahí estaba el sentido de mi vida, me sentiré vacío.</text:span></text:p>
      <text:p text:style-name="P2"/>
      <text:p text:style-name="Plain_20_Text"><text:span text:style-name="T2">Puede que para mantener esa posición de poder llegue a hacer cosas de las que luego me arrepienta, cosas que me impidan estar en paz conmigo mismo.</text:span></text:p>
      <text:p text:style-name="Plain_20_Text"><text:span text:style-name="T2">$</text:span></text:p>
      <text:p text:style-name="Plain_20_Text"><text:span text:style-name="T2">-VIII - ¿Por qué puede resultar inconveniente ser famoso?</text:span></text:p>
      <text:p text:style-name="Plain_20_Text"><text:span text:style-name="T2">*No podré salir a la calle tranquilamente sin que me pare la gente cada dos por tres.</text:span></text:p>
      <text:p text:style-name="P2"/>
      <text:p text:style-name="Plain_20_Text"><text:span text:style-name="T2">Puede que no caiga bien a algunos periodistas y me critiquen públicamente.</text:span></text:p>
      <text:p text:style-name="P2"><text:soft-page-break/></text:p>
      <text:p text:style-name="Plain_20_Text"><text:span text:style-name="T2">Es probable que los medios de comunicación se metan en mi vida privada y en la de mis seres queridos.</text:span></text:p>
      <text:p text:style-name="Plain_20_Text"><text:span text:style-name="T2">$</text:span></text:p>
      <text:p text:style-name="Plain_20_Text"><text:span text:style-name="T2">-IX - ¿Por qué ser rico, famoso, u ocupar un alto cargo puede ser un inconveniente para mis relaciones de amistad?</text:span></text:p>
      <text:p text:style-name="Plain_20_Text"><text:span text:style-name="T2">*Puede que no sepa bien hasta qué punto la gente se acerca a mí porque me aprecia de verdad, o por mi fama, poder o dinero.</text:span></text:p>
      <text:p text:style-name="P2"/>
      <text:p text:style-name="Plain_20_Text"><text:span text:style-name="T2">A la hora de ligar, no sabré bien si la otra persona quiere ligar con quien yo soy realmente, o con la imagen de mí que se ha formado por lo que ha salido de mí en los medios. </text:span></text:p>
      <text:p text:style-name="P2"/>
      <text:p text:style-name="Plain_20_Text"><text:span text:style-name="T2">La gente nueva que conozca me tratará como si me conocieran de toda la vida, aunque realmente no me conozcan. Y ellos para mí serán completos desconocidos. </text:span></text:p>
      <text:p text:style-name="Plain_20_Text"><text:span text:style-name="T2">$</text:span></text:p>
      <text:p text:style-name="Plain_20_Text"><text:span text:style-name="T2">-X - ¿Por qué ser famoso puede ser un inconveniente para tu desarrollo personal?</text:span></text:p>
      <text:p text:style-name="Plain_20_Text"><text:span text:style-name="T2">*Porque antes o después dejaré de ser famoso y, si lo más importante para mí era la fama, sufriré un bajón.</text:span></text:p>
      <text:p text:style-name="P2"/>
      <text:p text:style-name="Plain_20_Text"><text:span text:style-name="T2">Porque puede que llegue a creerme la imagen de ídolo perfecto que mis fans tendrán de mí.</text:span></text:p>
      <text:p text:style-name="P2"/>
      <text:p text:style-name="Plain_20_Text"><text:span text:style-name="T2">Porque puede que llegue a creerme mejor que los demás.</text:span></text:p>
      <text:p text:style-name="Plain_20_Text"><text:span text:style-name="T2">$</text:span></text:p>
      <text:p text:style-name="Plain_20_Text"><text:span text:style-name="T2">-XI - A veces aparecen muchos amigos cuando ocupas un cargo muy poderoso, ¿por qué crees que eso puede ser un inconveniente?</text:span></text:p>
      <text:p text:style-name="Plain_20_Text"><text:span text:style-name="T2">*Porque no sabré si la gente se acerca a mí por hacerme la pelota y buscando su propio beneficio, o porque realmente me aprecian.</text:span></text:p>
      <text:p text:style-name="P2"/>
      <text:p text:style-name="Plain_20_Text"><text:span text:style-name="T2">Porque si soy mujer y mi pareja no es también alto cargo, es posible que él se sienta acomplejado y ello afecte negativamente a nuestra relación.</text:span></text:p>
      <text:p text:style-name="P2"/>
      <text:p text:style-name="Plain_20_Text"><text:span text:style-name="T2">Porque seguramente mis colaboradores me rían todas las gracias y me den la razón en todo, aunque para sus adentros estén pensando todo lo contrario.</text:span></text:p>
      <text:p text:style-name="Plain_20_Text"><text:span text:style-name="T2">$</text:span></text:p>
      <text:p text:style-name="Plain_20_Text"><text:span text:style-name="T2">-XII - ¿Por qué no debo dejarme arrastrar por los demás si hacen cosas que no quiero hacer?</text:span></text:p>
      <text:p text:style-name="Plain_20_Text"><text:span text:style-name="T2">*Porque limita mi libertad y, antes o después, me hará sentir débil y mal.</text:span></text:p>
      <text:p text:style-name="P2"/>
      <text:p text:style-name="Plain_20_Text"><text:span text:style-name="T2">Porque soy una persona dotada de inteligencia, capaz de decidir y tomar mis propias decisiones.</text:span></text:p>
      <text:p text:style-name="P2"/>
      <text:p text:style-name="Plain_20_Text"><text:span text:style-name="T2">Porque si hago algo decidiendo por mí mismo y me equivoco, al menos me sentiré responsable de mi acción y será más fácil que aprenda de ello. </text:span></text:p>
      <text:p text:style-name="Plain_20_Text"><text:span text:style-name="T2">$</text:span></text:p>
      <text:p text:style-name="Plain_20_Text"><text:span text:style-name="T2">-XIII –¿Por qué no debo dejar de buscar mi propio camino en la vida, incluso si es un camino diferente del que recorre la mayoría?</text:span></text:p>
      <text:p text:style-name="Plain_20_Text"><text:span text:style-name="T2">*Probablemente esté recorriendo un camino poco explorado y, en una sociedad donde la tónica más habitual es el sufrimiento, es muy posible que ese camino me lleve a un lugar mejor que los caminos ya trillados.</text:span></text:p>
      <text:p text:style-name="P2"/>
      <text:p text:style-name="Plain_20_Text"><text:span text:style-name="T2">Puede que haya quien sea capaz de valorar mi coraje y pueda sentirse inspirado por mí.</text:span></text:p>
      <text:p text:style-name="P2"><text:soft-page-break/></text:p>
      <text:p text:style-name="Plain_20_Text"><text:span text:style-name="T2">Estaré conociéndome mejor y evolucionando como persona, aunque sea por medio del ensayo y error. En general los caminos fáciles no conducen a destinos bonitos.</text:span></text:p>
      <text:p text:style-name="Plain_20_Text"><text:span text:style-name="T2">$</text:span></text:p>
      <text:p text:style-name="Plain_20_Text"><text:span text:style-name="T2">-XIV - ¿Por qué no debe importarnos demasiado lo que los demás digan o piensen de nosotros?</text:span></text:p>
      <text:p text:style-name="Plain_20_Text"><text:span text:style-name="T2">*Porque somos nosotros los que nos tenemos que sentir a gusto con lo que hacemos.</text:span></text:p>
      <text:p text:style-name="P2"/>
      <text:p text:style-name="Plain_20_Text"><text:span text:style-name="T2">Porque nadie mejor que nosotros conoce las razones por las que nos comportamos como lo hacemos, ni si nuestras intenciones son buenas o no lo son. </text:span></text:p>
      <text:p text:style-name="P2"/>
      <text:p text:style-name="Plain_20_Text"><text:span text:style-name="T2">Porque los demás puede que nos critiquen por cosas que no les gustan de nosotros, pero que no tienen por qué estar mal.</text:span></text:p>
      <text:p text:style-name="Plain_20_Text"><text:span text:style-name="T2">$</text:span></text:p>
      <text:p text:style-name="Plain_20_Text"><text:span text:style-name="T2">-XV - ¿Por qué tendemos a creernos las noticias que vemos por la TV u otros medios de comunicación?</text:span></text:p>
      <text:p text:style-name="Plain_20_Text"><text:span text:style-name="T2">*Porque la información es expuesta de manera cuidada y atractiva.</text:span></text:p>
      <text:p text:style-name="P2"/>
      <text:p text:style-name="Plain_20_Text"><text:span text:style-name="T2">Porque tendemos a asumir que esas informaciones provienen de expertos a los que solemos creer sin más.</text:span></text:p>
      <text:p text:style-name="P2"/>
      <text:p text:style-name="Plain_20_Text"><text:span text:style-name="T2">Porque las opiniones son emitidas de manera amable, sutil, y a veces sin que parezcan opiniones, de tal manera que emocionalmente nos resulta sencillo aceptarlas.</text:span></text:p>
      <text:p text:style-name="Plain_20_Text"><text:span text:style-name="T2">$</text:span></text:p>
      <text:p text:style-name="Plain_20_Text"><text:span text:style-name="T2">-XVI - ¿Por qué no deberíamos creernos sin más las noticias que nos llegan de los medios, sino analizarlas de manera crítica?</text:span></text:p>
      <text:p text:style-name="Plain_20_Text"><text:span text:style-name="T2">*Porque las han redactado personas normales y corrientes, a menudo con intereses concretos.</text:span></text:p>
      <text:p text:style-name="P2"/>
      <text:p text:style-name="Plain_20_Text"><text:span text:style-name="T2">Porque puede que los intereses de los dueños de los grandes medios de comunicación sean distintos de los míos.</text:span></text:p>
      <text:p text:style-name="P2"/>
      <text:p text:style-name="Plain_20_Text"><text:span text:style-name="T2">Porque si no empleo mi capacidad de análisis crítico, ni contrasto puntos de vista opuestos, estaré desperdiciando uno de mis mayores dones: el de reflexionar por mí mismo.</text:span></text:p>
      <text:p text:style-name="Plain_20_Text"><text:span text:style-name="T2">$</text:span></text:p>
      <text:p text:style-name="Plain_20_Text"><text:span text:style-name="T2">-XVII – Piensa en alguna opinión o creencia que tienes en este momento, e identifica quién o quienes te influyeron para que pienses de esa manera.</text:span></text:p>
      <text:p text:style-name="Plain_20_Text"><text:span text:style-name="T2">*Soy votante de un determinado partido político y mi familia también.</text:span></text:p>
      <text:p text:style-name="P2"/>
      <text:p text:style-name="Plain_20_Text"><text:span text:style-name="T2">Soy una persona espiritual a causa de mi pareja.</text:span></text:p>
      <text:p text:style-name="P2"/>
      <text:p text:style-name="Plain_20_Text"><text:span text:style-name="T2">Tengo una determinada opinión sobre alguien y un amigo me influyó para pensar así sobre esa persona.</text:span></text:p>
      <text:p text:style-name="Plain_20_Text"><text:span text:style-name="T2">$</text:span></text:p>
      <text:p text:style-name="Plain_20_Text"><text:span text:style-name="T2">-XVIII - ¿Por qué nos vemos influidos por nuestras personas cercanas a la hora de conformar nuestra escala de creencias y valores?</text:span></text:p>
      <text:p text:style-name="Plain_20_Text"><text:span text:style-name="T2">*Porque esas personas me quieren, y yo a ellas. Y por tanto confío en lo que me dicen.</text:span></text:p>
      <text:p text:style-name="P2"/>
      <text:p text:style-name="Plain_20_Text"><text:span text:style-name="T2">Porque esas personas creen firmemente en el punto de vista que me están exponiendo, lo que me lleva a pensar que es el punto de vista correcto.</text:span></text:p>
      <text:p text:style-name="P2"/>
      <text:p text:style-name="Plain_20_Text"><text:soft-page-break/><text:span text:style-name="T2">Porque es más sencillo tener las mismas ideas que las personas que me rodean, que ir a contracorriente.</text:span></text:p>
      <text:p text:style-name="Plain_20_Text"><text:span text:style-name="T2">$</text:span></text:p>
      <text:p text:style-name="Plain_20_Text"><text:span text:style-name="T2">-XIX- Piensa alguna opinión que tuvieras sobre algo en el pasado, y que ahora haya evolucionado y sea distinta a como era entonces.</text:span></text:p>
      <text:p text:style-name="Plain_20_Text"><text:span text:style-name="T2">*Pensaba que tal tertuliano era una persona sensata y coherente, y ahora pienso que habla de cualquier cosa, aunque no tenga ni idea.</text:span></text:p>
      <text:p text:style-name="P2"/>
      <text:p text:style-name="Plain_20_Text"><text:span text:style-name="T2">Pensaba que tal político era un cantamañanas, y ahora me parece una persona razonable.</text:span></text:p>
      <text:p text:style-name="P2"/>
      <text:p text:style-name="Plain_20_Text"><text:span text:style-name="T2">Pensaba que la educación era algo aburrido, y ahora pienso que puede ser algo divertido.</text:span></text:p>
      <text:p text:style-name="Plain_20_Text"><text:span text:style-name="T2">$</text:span></text:p>
      <text:p text:style-name="Plain_20_Text"><text:span text:style-name="T2">-XX - ¿Qué rasgos caracterizan a las personas humildes?</text:span></text:p>
      <text:p text:style-name="Plain_20_Text"><text:span text:style-name="T2">*No tienen necesidad de competir.</text:span></text:p>
      <text:p text:style-name="P2"/>
      <text:p text:style-name="Plain_20_Text"><text:span text:style-name="T2">No tienen necesidad de demostrar nada a nadie.</text:span></text:p>
      <text:p text:style-name="P2"/>
      <text:p text:style-name="Plain_20_Text"><text:span text:style-name="T2">No se sienten superiores a los demás por el hecho de recibir reconocimientos o alabanzas.</text:span></text:p>
      <text:p text:style-name="Plain_20_Text"><text:span text:style-name="T2">$</text:span></text:p>
      <text:p text:style-name="Plain_20_Text"><text:span text:style-name="T2">-XXI - ¿Por qué es bueno respetar las creencias o puntos de vista de los demás?</text:span></text:p>
      <text:p text:style-name="Plain_20_Text"><text:span text:style-name="T2">*Porque si yo hubiera crecido en otra familia o en otro entorno con distintas ideas políticas, probablemente mis ideas serían distintas.</text:span></text:p>
      <text:p text:style-name="P2"/>
      <text:p text:style-name="Plain_20_Text"><text:span text:style-name="T2">Porque si hubiera nacido en otro país, con otra religión o creencias, probablemente profesaría la religión o creencias de ese país.</text:span></text:p>
      <text:p text:style-name="P2"/>
      <text:p text:style-name="Plain_20_Text"><text:span text:style-name="T2">Porque en el pasado he cambiado de opinión varias veces, y por tanto lo normal será que lo vuelva a hacer en el futuro. </text:span></text:p>
      <text:p text:style-name="Plain_20_Text"><text:span text:style-name="T2">$</text:span></text:p>
      <text:p text:style-name="Plain_20_Text"><text:span text:style-name="T2">-XXII - Di las 3 cosas más importantes para ti según tu escala de valores y forma de pensar (por ejemplo, dinero, poder, fama, conocimiento, inteligencia, creatividad, habilidad en las relaciones sociales, generosidad, habilidad para ligar, apariencia física, altruismo, etc.).</text:span></text:p>
      <text:p text:style-name="Plain_20_Text"><text:span text:style-name="T2">*Cualquier respuesta sincera es válida</text:span></text:p>
      <text:p text:style-name="Plain_20_Text"><text:span text:style-name="T2">$</text:span></text:p>
      <text:p text:style-name="Plain_20_Text"><text:span text:style-name="T2">-XXIII - ¿Por qué nos suele costar cambiar de opinión?</text:span></text:p>
      <text:p text:style-name="Plain_20_Text"><text:span text:style-name="T2">*Porque podría significar reconocer que me he equivocado, y eso puede hacer que me sienta poco inteligente.</text:span></text:p>
      <text:p text:style-name="P2"/>
      <text:p text:style-name="Plain_20_Text"><text:span text:style-name="T2">Porque pensamos que nuestras opiniones provienen exclusivamente de nuestra propia reflexión, aunque en realidad provengan principalmente de cosas que hemos oído a otros.</text:span></text:p>
      <text:p text:style-name="P2"/>
      <text:p text:style-name="Plain_20_Text"><text:span text:style-name="T2">Porque nos llegamos a identificar tanto con nuestras ideas y creencias, que podemos llegarnos a creer que cambiarlas es perder nuestra identidad.</text:span></text:p>
      <text:p text:style-name="P2"/>
      <text:p text:style-name="P2"/>
      <text:list xml:id="list30454288" text:continue-numbering="true" text:style-name="Outline">
        <text:list-item>
          <text:list>
            <text:list-item>
              <text:list>
                <text:list-item>
                  <text:h text:style-name="Heading_20_3" text:outline-level="3"><text:span text:style-name="T1">filosofos</text:span></text:h>
                </text:list-item>
              </text:list>
            </text:list-item>
          </text:list>
        </text:list-item>
      </text:list>
      <text:p text:style-name="Plain_20_Text"><text:span text:style-name="T2">$</text:span></text:p>
      <text:p text:style-name="Plain_20_Text"><text:span text:style-name="T2">-I – ¿Por qué no tiene sentido quejarse de una situación desagradable que hoy por hoy no puedes cambiar?</text:span></text:p>
      <text:p text:style-name="Plain_20_Text"><text:span text:style-name="T2">*Porque así pondré toda mi energía en prepararme para cambiar esa situación cuando llegue el momento adecuado.</text:span></text:p>
      <text:p text:style-name="P2"/>
      <text:p text:style-name="Plain_20_Text"><text:soft-page-break/><text:span text:style-name="T2">Porque así al pesar causado por esa situación, no le añadiré mi propio pesar al quejarme por ella.</text:span></text:p>
      <text:p text:style-name="P2"/>
      <text:p text:style-name="Plain_20_Text"><text:span text:style-name="T2">Porque estaré aprovechando esta situación desagradable para entrenar mi mente, y así otras situaciones desagradables del futuro me afectarán menos.</text:span></text:p>
      <text:p text:style-name="Plain_20_Text"><text:span text:style-name="T2">$</text:span></text:p>
      <text:p text:style-name="P2"/>
      <text:p text:style-name="Plain_20_Text"><text:span text:style-name="T2">-II – Piensa en alguna comodidad material que disfrutas y que consideras normal, pero que para otros muchos no lo es, ya que carecen de ella. </text:span></text:p>
      <text:p text:style-name="Plain_20_Text"><text:span text:style-name="T2">*Tener agua corriente, electricidad, casa, comida, smartphone…</text:span></text:p>
      <text:p text:style-name="Plain_20_Text"><text:span text:style-name="T2">$</text:span></text:p>
      <text:p text:style-name="Plain_20_Text"><text:span text:style-name="T2">-III – Piensa en algo positivo que tienes en tu vida. Eso que tienes ¿crees que es para siempre?</text:span></text:p>
      <text:p text:style-name="Plain_20_Text"><text:span text:style-name="T2">*Tener tiempo libre, los seres queridos, poder estudiar, el trabajo…</text:span></text:p>
      <text:p text:style-name="Plain_20_Text"><text:span text:style-name="T2">$</text:span></text:p>
      <text:p text:style-name="Plain_20_Text"><text:span text:style-name="T2">-IV – Piensa en cosas que hacen sufrir a diario a muchísimas personas en su día a día.</text:span></text:p>
      <text:p text:style-name="Plain_20_Text"><text:span text:style-name="T2">*Discusiones de pareja, no llegar a fin de mes, tener un trabajo aburrido o estresante, discusiones familiares...</text:span></text:p>
      <text:p text:style-name="Plain_20_Text"><text:span text:style-name="T2">$</text:span></text:p>
      <text:p text:style-name="Plain_20_Text"><text:span text:style-name="T2">-V - ¿Por qué no tiene sentido tratarse mal por algo que ya ha pasado?</text:span></text:p>
      <text:p text:style-name="Plain_20_Text"><text:span text:style-name="T2">*Porque ya no se puede hacer nada para cambiarlo.</text:span></text:p>
      <text:p text:style-name="P2"/>
      <text:p text:style-name="Plain_20_Text"><text:span text:style-name="T2">Porque si me pierdo en pensamientos de arrepentimiento y culpa, entonces no enfocaré mi atención en lo que puedo aprender de esa experiencia.</text:span></text:p>
      <text:p text:style-name="P2"/>
      <text:p text:style-name="Plain_20_Text"><text:span text:style-name="T2">Porque si me trato mal tenderé a olvidar lo ocurrido (ya que el cerebro tiende a olvidar experiencias desagradables) y aprenderé menos.</text:span></text:p>
      <text:list xml:id="list30463770" text:continue-numbering="true" text:style-name="Outline">
        <text:list-item>
          <text:list>
            <text:list-item>
              <text:list>
                <text:list-item>
                  <text:list>
                    <text:list-item>
                      <text:h text:style-name="Heading_20_4" text:outline-level="4"><text:span text:style-name="T1">MAYORES</text:span></text:h>
                    </text:list-item>
                  </text:list>
                </text:list-item>
              </text:list>
            </text:list-item>
          </text:list>
        </text:list-item>
      </text:list>
      <text:p text:style-name="Plain_20_Text"><text:span text:style-name="T2">$</text:span></text:p>
      <text:p text:style-name="Plain_20_Text"><text:span text:style-name="T2">-VI – ¿Qué pasa cuando te das cuenta de que el sufrimiento es algo que no solo te sucede a ti, sino a todo el mundo?</text:span></text:p>
      <text:p text:style-name="Plain_20_Text"><text:span text:style-name="T2">*Tiendo a dejar de ver el mundo como un lugar injusto que conspira en mi contra.</text:span></text:p>
      <text:p text:style-name="P2"/>
      <text:p text:style-name="Plain_20_Text"><text:span text:style-name="T2">Me puedo dar cuenta de que mi sufrimiento es pequeño en comparación con aquellas personas que lo están pasando verdaderamente mal, sintiéndome afortunado.</text:span></text:p>
      <text:p text:style-name="P2"/>
      <text:p text:style-name="Plain_20_Text"><text:span text:style-name="T2">Me puede llevar a darme cuenta de que las cosas externas no eliminan el sufrimiento, sino el trabajo interior.</text:span></text:p>
      <text:p text:style-name="Plain_20_Text"><text:span text:style-name="T2">$</text:span></text:p>
      <text:p text:style-name="Plain_20_Text"><text:span text:style-name="T2">-VII – Imagina que pierdes la cartera con 100 euros dentro, ¿qué pensamiento positivo puedes tener para quitarte ese disgusto? </text:span></text:p>
      <text:p text:style-name="Plain_20_Text"><text:span text:style-name="T2">*Cada año me gasto en lotería una cantidad similar y las probabilidades de que me toque un premio importante son tan pequeñas como que me caiga un meteorito en la cabeza.</text:span></text:p>
      <text:p text:style-name="P2"/>
      <text:p text:style-name="Plain_20_Text"><text:span text:style-name="T2">Puede que se la encuentre una persona sin hogar que necesite el dinero más que yo.</text:span></text:p>
      <text:p text:style-name="P2"/>
      <text:p text:style-name="Plain_20_Text"><text:span text:style-name="T2">Las navidades pasadas me gasté más de 300 euros en ropa que casi no utilizo.</text:span></text:p>
      <text:p text:style-name="Plain_20_Text"><text:span text:style-name="T2">$</text:span></text:p>
      <text:p text:style-name="Plain_20_Text"><text:span text:style-name="T2">-VIII – Piensa en algo negativo que te ha ocurrido en el pasado, y con lo que has aprendido.</text:span></text:p>
      <text:p text:style-name="Plain_20_Text"><text:soft-page-break/><text:span text:style-name="T2">* Rompo con mi pareja a causa de los celos y aprendo que no tiene sentido ser tan posesivo, y decido animarme a realizar un curso de desarrollo personal para aprender a controlar mis obsesiones.</text:span></text:p>
      <text:p text:style-name="P2"/>
      <text:p text:style-name="Plain_20_Text"><text:span text:style-name="T2">Me enfado con un amigo por una tontería y luego estoy varios meses fastidiado porque nos hemos distanciado. Aprendo para el futuro a no permitir que una pequeña discusión empañe una gran amistad.</text:span></text:p>
      <text:p text:style-name="P2"/>
      <text:p text:style-name="Plain_20_Text"><text:span text:style-name="T2">Me obsesiono con algo y dejo de lado otras cosas importantes para conseguir aquello con lo que me obsesioné. Aprendo que no tiene sentido ser tan cabezota.</text:span></text:p>
      <text:p text:style-name="Plain_20_Text"><text:span text:style-name="T2">$</text:span></text:p>
      <text:p text:style-name="Plain_20_Text"><text:span text:style-name="T2">-IX – ¿Por qué no tiene sentido perderse en pensamientos sobre el futuro?</text:span></text:p>
      <text:p text:style-name="Plain_20_Text"><text:span text:style-name="T2">*Porque es casi seguro que el futuro no será tal y como lo he imaginado.</text:span></text:p>
      <text:p text:style-name="P2"/>
      <text:p text:style-name="Plain_20_Text"><text:span text:style-name="T2">Porque solo hará que esté más nervioso cuando llegue el momento en el que tanto he estado pensando, y puede que no actúe con naturalidad.</text:span></text:p>
      <text:p text:style-name="P2"/>
      <text:p text:style-name="Plain_20_Text"><text:span text:style-name="T2">Porque no conozco más que una ínfima parte de los factores y circunstancias que influyen en el desarrollo de los acontecimientos futuros.</text:span></text:p>
      <text:p text:style-name="Standard"><text:bookmark-end text:name="_Hlk510592762"/></text:p>
      <text:p text:style-name="Plain_20_Text"><text:span text:style-name="T2">+</text:span></text:p>
      <text:list xml:id="list30450250" text:continue-numbering="true" text:style-name="Outline">
        <text:list-item>
          <text:list>
            <text:list-item>
              <text:list>
                <text:list-item>
                  <text:h text:style-name="Heading_20_3" text:outline-level="3"><text:bookmark-start text:name="_Hlk510607923"/><text:span text:style-name="T1">sabio</text:span></text:h>
                </text:list-item>
              </text:list>
            </text:list-item>
          </text:list>
        </text:list-item>
      </text:list>
      <text:p text:style-name="Plain_20_Text"><text:span text:style-name="T2">$</text:span></text:p>
      <text:p text:style-name="Plain_20_Text"><text:span text:style-name="T2">-I - Piensa en alguna situación típica en la que tiendes a perder los nervios.</text:span></text:p>
      <text:p text:style-name="Plain_20_Text"><text:span text:style-name="T2">*Cuando mis padres me castigan sin salir.</text:span></text:p>
      <text:p text:style-name="P2"/>
      <text:p text:style-name="Plain_20_Text"><text:span text:style-name="T2">Cuando un amigo organiza algún plan y no me avisa.</text:span></text:p>
      <text:p text:style-name="P2"/>
      <text:p text:style-name="Plain_20_Text"><text:span text:style-name="T2">Cuando mi pareja se pone cabezota con algo.</text:span></text:p>
      <text:p text:style-name="Plain_20_Text"><text:span text:style-name="T2">$</text:span></text:p>
      <text:p text:style-name="Plain_20_Text"><text:span text:style-name="T2">-II - ¿Por qué juzgar a los demás es algo que nos perjudica a nosotros?</text:span></text:p>
      <text:p text:style-name="Plain_20_Text"><text:span text:style-name="T2">*Porque si los otros me escuchan juzgar a personas que están ausentes, pensarán que cuando sean ellos los ausentes, serán igualmente juzgados por mí. </text:span></text:p>
      <text:p text:style-name="P2"/>
      <text:p text:style-name="Plain_20_Text"><text:span text:style-name="T2">Porque criticar a otros por sus fallos puede hacer que me sienta superior y me distancie de los demás.</text:span></text:p>
      <text:p text:style-name="P2"/>
      <text:p text:style-name="Plain_20_Text"><text:span text:style-name="T2">Porque a menudo criticamos a otros por cosas que nosotros mismos hacemos a veces. Eso hará que sin darnos cuenta seamos tan duros con nosotros mismos, como lo somos con los demás. </text:span></text:p>
      <text:p text:style-name="Plain_20_Text"><text:span text:style-name="T2">$</text:span></text:p>
      <text:p text:style-name="Plain_20_Text"><text:span text:style-name="T2">-III - ¿Qué pasa si cuando estás enfadado con alguien te paras un momento a pensar en las virtudes o en las cosas buenas que esa persona ha hecho por ti? </text:span></text:p>
      <text:p text:style-name="Plain_20_Text"><text:span text:style-name="T2">*Dejo de ver solo lo negativo, pasando a ver también lo positivo. Con lo que soy más justo con esa persona.</text:span></text:p>
      <text:p text:style-name="P2"/>
      <text:p text:style-name="Plain_20_Text"><text:span text:style-name="T2">Disminuye mi enfado hacia esa persona, y lo que me haya hecho esa persona me afectará mucho menos.</text:span></text:p>
      <text:p text:style-name="P2"/>
      <text:p text:style-name="Plain_20_Text"><text:span text:style-name="T2">Estaré más cerca de buscar una solución amistosa al conflicto que sea.</text:span></text:p>
      <text:p text:style-name="Plain_20_Text"><text:span text:style-name="T2">$</text:span></text:p>
      <text:p text:style-name="Plain_20_Text"><text:soft-page-break/><text:span text:style-name="T2">-IV – Piensa en alguna negatividad que hayas visto en alguien, y que quizá sea una proyección de un defecto propio. <text:s/></text:span></text:p>
      <text:p text:style-name="Plain_20_Text"><text:span text:style-name="T2">*A veces critico a una amiga por organizar planes y no avisarme, cuando yo también lo hago a veces.</text:span></text:p>
      <text:p text:style-name="P2"/>
      <text:p text:style-name="Plain_20_Text"><text:span text:style-name="T2">Alguna vez critico a un conocido por mostrarse un tanto soberbio en determinadas situaciones, pero en algunos momentos yo también tengo esa actitud.</text:span></text:p>
      <text:p text:style-name="P2"/>
      <text:p text:style-name="Plain_20_Text"><text:span text:style-name="T2">Alguna vez he hablado mal de una amiga que no trata nada bien a sus ligues, pero yo a veces he actuado de forma similar con mi pareja.</text:span></text:p>
      <text:p text:style-name="Plain_20_Text"><text:span text:style-name="T2">$</text:span></text:p>
      <text:p text:style-name="Plain_20_Text"><text:span text:style-name="T2">-V – Piensa en alguna cualidad positiva que hayas visto en alguien, que puede ser una proyección de una cualidad positiva que también está en ti.</text:span></text:p>
      <text:p text:style-name="Plain_20_Text"><text:span text:style-name="T2">*Alguna vez admiro a un amigo por lo trabajador que es.</text:span></text:p>
      <text:p text:style-name="P2"/>
      <text:p text:style-name="Plain_20_Text"><text:span text:style-name="T2">A veces admiro la generosidad que suele mostrar una amiga con los demás.</text:span></text:p>
      <text:p text:style-name="P2"/>
      <text:p text:style-name="Plain_20_Text"><text:span text:style-name="T2">Valoro mucho la capacidad de escuchar que tiene un amigo cuando alguien le cuenta algún problema.</text:span></text:p>
      <text:p text:style-name="Plain_20_Text"><text:span text:style-name="T2">$</text:span></text:p>
      <text:p text:style-name="Plain_20_Text"><text:span text:style-name="T2">-VI – Piensa en cosas que son comunes para todas las personas.</text:span></text:p>
      <text:p text:style-name="Plain_20_Text"><text:span text:style-name="T2">*Todos queremos ser felices y evitar pasarlo mal.</text:span></text:p>
      <text:p text:style-name="P2"/>
      <text:p text:style-name="Plain_20_Text"><text:span text:style-name="T2">Todos nacimos y moriremos.</text:span></text:p>
      <text:p text:style-name="P2"/>
      <text:p text:style-name="Plain_20_Text"><text:span text:style-name="T2">Todos queremos conservar la vida.</text:span></text:p>
      <text:p text:style-name="P2"/>
      <text:p text:style-name="Plain_20_Text"><text:span text:style-name="T2">Todos nos sentimos bien si ayudamos a otro. </text:span></text:p>
      <text:p text:style-name="P2"/>
      <text:p text:style-name="Plain_20_Text"><text:span text:style-name="T2">Todos nos sentimos mal en alguna medida si dañamos a otro.</text:span></text:p>
      <text:p text:style-name="Plain_20_Text"><text:span text:style-name="T2">$</text:span></text:p>
      <text:p text:style-name="Plain_20_Text"><text:span text:style-name="T2">-VII - ¿Crees que tener pensamientos negativos hacia alguien puede perjudicar nuestra relación con esa persona? ¿Por qué?</text:span></text:p>
      <text:p text:style-name="Plain_20_Text"><text:span text:style-name="T2">*Porque cuando esté con esa persona mi lenguaje no verbal delatará, sin que me dé cuenta de ello, que siento cierta antipatía por ella.</text:span></text:p>
      <text:p text:style-name="P2"/>
      <text:p text:style-name="Plain_20_Text"><text:span text:style-name="T2">Porque si cuando estoy con esa persona trato de mostrarme amable con ella, puede que me sienta un poco falso o hipócrita.</text:span></text:p>
      <text:p text:style-name="P2"/>
      <text:p text:style-name="Plain_20_Text"><text:span text:style-name="T2">Porque mis pensamientos son la antesala a mis palabras y acciones.</text:span></text:p>
      <text:p text:style-name="Plain_20_Text"><text:span text:style-name="T2">$</text:span></text:p>
      <text:p text:style-name="Plain_20_Text"><text:span text:style-name="T2">-VIII - ¿Por qué crees que es bueno sentirte el responsable último de lo que te ocurre?</text:span></text:p>
      <text:p text:style-name="Plain_20_Text"><text:span text:style-name="T2">*Porque me pondré en marcha más fácilmente para transformar aquello que quiero cambiar en mi vida.</text:span></text:p>
      <text:p text:style-name="P2"/>
      <text:p text:style-name="Plain_20_Text"><text:span text:style-name="T2">Porque no me haré la víctima.</text:span></text:p>
      <text:p text:style-name="P2"/>
      <text:p text:style-name="Plain_20_Text"><text:span text:style-name="T2">Porque no me enfadaré con los demás.</text:span></text:p>
      <text:p text:style-name="Plain_20_Text"><text:span text:style-name="T2">$</text:span></text:p>
      <text:p text:style-name="Plain_20_Text"><text:span text:style-name="T2">-IX - Piensa en alguna ocasión en la que culpaste a los demás por algo desagradable, en lugar de asumir que eres el único responsable de cómo te tomas las cosas que te ocurren.</text:span></text:p>
      <text:p text:style-name="Plain_20_Text"><text:span text:style-name="T2">*Los estudios se me hacen cuesta arriba e inconscientemente culpo a mis padres por obligarme a estudiar.</text:span></text:p>
      <text:p text:style-name="P2"/>
      <text:p text:style-name="Plain_20_Text"><text:span text:style-name="T2">Me falta dinero para salir y culpo a mis padres por no darme más dinero.</text:span></text:p>
      <text:p text:style-name="P2"><text:soft-page-break/></text:p>
      <text:p text:style-name="Plain_20_Text"><text:span text:style-name="T2">No me gusta una norma de un sitio y culpo a quien la puso por poner normas tan estúpidas. </text:span></text:p>
      <text:p text:style-name="Plain_20_Text"><text:span text:style-name="T2">$</text:span></text:p>
      <text:p text:style-name="Plain_20_Text"><text:span text:style-name="T2">-X - ¿Qué ventajas tiene expresar con sinceridad y en voz alta las virtudes de los demás?</text:span></text:p>
      <text:p text:style-name="Plain_20_Text"><text:span text:style-name="T2">*Los demás no me verán como un competidor sino como alguien con elevada autoestima a quien no le da vergüenza expresar en alto las virtudes de los demás.</text:span></text:p>
      <text:p text:style-name="P2"/>
      <text:p text:style-name="Plain_20_Text"><text:span text:style-name="T2">Los demás me apreciarán y, de manera natural, verán también ellos las virtudes que hay en mí.</text:span></text:p>
      <text:p text:style-name="P2"/>
      <text:p text:style-name="Plain_20_Text"><text:span text:style-name="T2">Crearé buen ambiente, lo cual nos beneficiará a todos.</text:span></text:p>
      <text:p text:style-name="Plain_20_Text"><text:span text:style-name="T2">$</text:span></text:p>
      <text:p text:style-name="Plain_20_Text"><text:span text:style-name="T2">-XI - ¿Qué ventajas tiene no hablar mal de los demás a sus espaldas?</text:span></text:p>
      <text:p text:style-name="Plain_20_Text"><text:span text:style-name="T2">*La gente podrá confiar en mí y contarme cosas personales, ya que saben que no iré contándolas por ahí. <text:s/></text:span></text:p>
      <text:p text:style-name="P2"/>
      <text:p text:style-name="Plain_20_Text"><text:span text:style-name="T2">La gente me verá como una persona íntegra que no necesita contar cotilleos de los demás para tener una conversación interesante.</text:span></text:p>
      <text:p text:style-name="P2"/>
      <text:p text:style-name="Plain_20_Text"><text:span text:style-name="T2">La persona con la que hablo no tendrá miedo a que cuente las cosas íntimas que hayan compartido conmigo.</text:span></text:p>
      <text:p text:style-name="Plain_20_Text"><text:span text:style-name="T2">+</text:span></text:p>
      <text:list xml:id="list30458316" text:continue-numbering="true" text:style-name="Outline">
        <text:list-item>
          <text:list>
            <text:list-item>
              <text:list>
                <text:list-item>
                  <text:list>
                    <text:list-item>
                      <text:h text:style-name="Heading_20_4" text:outline-level="4"><text:span text:style-name="T1">MAYORES</text:span></text:h>
                    </text:list-item>
                  </text:list>
                </text:list-item>
              </text:list>
            </text:list-item>
          </text:list>
        </text:list-item>
      </text:list>
      <text:p text:style-name="Plain_20_Text"><text:span text:style-name="T2">$</text:span></text:p>
      <text:p text:style-name="Plain_20_Text"><text:span text:style-name="T2">-XII - ¿Por qué crees que solemos tender a proyectar nuestros propios defectos en los demás?</text:span></text:p>
      <text:p text:style-name="Plain_20_Text"><text:span text:style-name="T2">*Puede que critique al otro en algo en lo que yo no me siento seguro, y así trate de mostrar públicamente que yo soy mejor que el otro en eso.</text:span></text:p>
      <text:p text:style-name="P2"/>
      <text:p text:style-name="Plain_20_Text"><text:span text:style-name="T2">Quizá tiendo a descubrir más fácilmente en los demás aquellos puntos débiles que me resultan más familiares justamente porque ya están en mí.</text:span></text:p>
      <text:p text:style-name="P2"/>
      <text:p text:style-name="Plain_20_Text"><text:span text:style-name="T2">Puede que si critico un defecto del otro en voz alta esté tratando de mostrar a los demás que yo no tengo ese defecto, lo cual me proporcionará una aparente seguridad en algún aspecto en el que me siento inseguro.</text:span></text:p>
      <text:p text:style-name="Standard"><text:bookmark-end text:name="_Hlk510607923"/></text:p>
      <text:list xml:id="list30445649" text:continue-numbering="true" text:style-name="Outline">
        <text:list-item>
          <text:list>
            <text:list-item>
              <text:list>
                <text:list-item>
                  <text:h text:style-name="Heading_20_3" text:outline-level="3"><text:bookmark-start text:name="_Hlk510616885"/><text:span text:style-name="T1">exploradora</text:span></text:h>
                </text:list-item>
              </text:list>
            </text:list-item>
          </text:list>
        </text:list-item>
      </text:list>
      <text:p text:style-name="Plain_20_Text"><text:span text:style-name="T2">$</text:span></text:p>
      <text:p text:style-name="Plain_20_Text"><text:span text:style-name="T2">-I - Piensa alguna ventaja de ser consciente de tus propios miedos.</text:span></text:p>
      <text:p text:style-name="Plain_20_Text"><text:span text:style-name="T2">*Al conocerlos, puedo comenzar a transformarlos.</text:span></text:p>
      <text:p text:style-name="P2"/>
      <text:p text:style-name="Plain_20_Text"><text:span text:style-name="T2">Que perderán parte de su fuerza, porque los tengo identificados.</text:span></text:p>
      <text:p text:style-name="P2"/>
      <text:p text:style-name="Plain_20_Text"><text:span text:style-name="T2">Que me conoceré mejor a mí mismo, y así podré conocer también mejor a los demás.</text:span></text:p>
      <text:p text:style-name="Plain_20_Text"><text:span text:style-name="T2">-II - Piensa alguna ventaja de identificar tus puntos débiles (cosas en las que sueles actuar dañando a otros).</text:span></text:p>
      <text:p text:style-name="Plain_20_Text"><text:span text:style-name="T2">*Podré estar más atento para no caer en ellas.</text:span></text:p>
      <text:p text:style-name="P2"/>
      <text:p text:style-name="Plain_20_Text"><text:span text:style-name="T2">Siendo consciente de que en este momento están ahí, podré empezar a transformarlas.</text:span></text:p>
      <text:p text:style-name="P2"/>
      <text:p text:style-name="Plain_20_Text"><text:span text:style-name="T2">No tendré que inventarme excusas ni ocultarme cosas a mí mismo.</text:span></text:p>
      <text:p text:style-name="Plain_20_Text"><text:span text:style-name="T2">$</text:span></text:p>
      <text:p text:style-name="Plain_20_Text"><text:soft-page-break/><text:span text:style-name="T2">-III – Piensa alguna ventaja de tratarse bien a uno mismo.</text:span></text:p>
      <text:p text:style-name="Plain_20_Text"><text:span text:style-name="T2">*Aprenderé mejor de mis errores porque dedicaré mi energía y mi atención a ver qué hice mal y cómo podría hacerlo mejor en el futuro.</text:span></text:p>
      <text:p text:style-name="P2"/>
      <text:p text:style-name="Plain_20_Text"><text:span text:style-name="T2">Tendré más confianza en mí mismo.</text:span></text:p>
      <text:p text:style-name="P2"/>
      <text:p text:style-name="Plain_20_Text"><text:span text:style-name="T2">Me sentiré más motivado para observar detenidamente aquello que quiero transformar en mí. </text:span></text:p>
      <text:p text:style-name="Plain_20_Text"><text:span text:style-name="T2">$</text:span></text:p>
      <text:p text:style-name="Plain_20_Text"><text:span text:style-name="T2">-IV -&lt;color=#56C4FF&gt; a – Piensa en algún miedo que puede estar escondido si te cuesta hacer nuevos amigos (y la manera en que podrías empezar a resolverlo).&lt;/color&gt;</text:span></text:p>
      <text:p text:style-name="Plain_20_Text"><text:span text:style-name="T2">&lt;color=#00FF00&gt;b – Piensa en algún miedo que puede estar escondido detrás de la resistencia al cambio (y la manera en que podrías empezar a resolverlo).&lt;/color&gt;</text:span></text:p>
      <text:p text:style-name="Plain_20_Text"><text:span text:style-name="T2">&lt;color=#FFFF00&gt;c – Piensa en algún miedo que puede estar escondido detrás de un rechazo a explorar y sentir tus propias emociones (y la manera en que podrías empezar a resolverlo).&lt;/color&gt;</text:span></text:p>
      <text:p text:style-name="Plain_20_Text"><text:span text:style-name="T2">*&lt;color=#56C4FF&gt; Miedo a ponerme nervioso.&lt;/color&gt;</text:span></text:p>
      <text:p text:style-name="Plain_20_Text"><text:span text:style-name="T2">&lt;color=#56C4FF&gt; Miedo a que los demás estén pendientes de si estoy nervioso o dejo de estarlo, y se percaten de mis nervios.&lt;/color&gt;</text:span></text:p>
      <text:p text:style-name="Plain_20_Text"><text:span text:style-name="T2">&lt;color=#56C4FF&gt; Miedo a no ser lo bastante bueno para los demás.&lt;/color&gt;</text:span></text:p>
      <text:p text:style-name="Plain_20_Text"><text:span text:style-name="T2">&lt;color=#00FF00&gt;Miedo a lo desconocido.&lt;/color&gt;</text:span></text:p>
      <text:p text:style-name="Plain_20_Text"><text:span text:style-name="T2">&lt;color=#00FF00&gt;Miedo a equivocarme.&lt;/color&gt;</text:span></text:p>
      <text:p text:style-name="Plain_20_Text"><text:span text:style-name="T2">&lt;color=#00FF00&gt;Miedo a que me ocurra algo malo.&lt;/color&gt;</text:span></text:p>
      <text:p text:style-name="Plain_20_Text"><text:span text:style-name="T2">&lt;color=#FFFF00&gt;Miedo a reconocer mis defectos.&lt;/color&gt;</text:span></text:p>
      <text:p text:style-name="Plain_20_Text"><text:span text:style-name="T2">&lt;color=#FFFF00&gt;Miedo a reconocer mis debilidades.&lt;/color&gt;</text:span></text:p>
      <text:p text:style-name="Plain_20_Text"><text:span text:style-name="T2">&lt;color=#FFFF00&gt;Miedo a reconocer mis errores.&lt;/color&gt;</text:span></text:p>
      <text:p text:style-name="Plain_20_Text"><text:span text:style-name="T2">$</text:span></text:p>
      <text:p text:style-name="Plain_20_Text"><text:span text:style-name="T2">-V - &lt;color=#56C4FF&gt;a – Piensa en algún miedo que puede estar escondido detrás de que te cueste reconocer ante el otro que te has equivocado (y la manera en que podrías empezar a resolverlo).&lt;/color&gt;</text:span></text:p>
      <text:p text:style-name="Plain_20_Text"><text:span text:style-name="T2">&lt;color=#00FF00&gt;b – Piensa en algún miedo que puede estar escondido detrás de que te cueste cambiar de opinión (y la manera en que podrías empezar a resolverlo).&lt;/color&gt;</text:span></text:p>
      <text:p text:style-name="Plain_20_Text"><text:span text:style-name="T2">&lt;color=#FFFF00&gt;c – Piensa en algún miedo que puede estar escondido detrás del hecho de no atreverte a hacer algo distinto de lo que hacen todos (y la manera en que podrías empezar a resolverlo).&lt;/color&gt;</text:span></text:p>
      <text:p text:style-name="Plain_20_Text"><text:span text:style-name="T2">*&lt;color=#56C4FF&gt;Miedo a pedir disculpas al otro.&lt;/color&gt;</text:span></text:p>
      <text:p text:style-name="Plain_20_Text"><text:span text:style-name="T2">&lt;color=#56C4FF&gt;Miedo a sentirme débil e inferior al otro.&lt;/color&gt;</text:span></text:p>
      <text:p text:style-name="Plain_20_Text"><text:span text:style-name="T2">&lt;color=#56C4FF&gt;Miedo a que el otro piense que le estoy dando la razón en todo.&lt;/color&gt;</text:span></text:p>
      <text:p text:style-name="Plain_20_Text"><text:span text:style-name="T2">&lt;color=#00FF00&gt;Miedo a que mi inteligencia se ponga en entredicho.&lt;/color&gt;</text:span></text:p>
      <text:p text:style-name="Plain_20_Text"><text:span text:style-name="T2">&lt;color=#00FF00&gt;Miedo a que los demás me critiquen y me acusen de no tener las ideas claras.&lt;/color&gt;</text:span></text:p>
      <text:p text:style-name="Plain_20_Text"><text:span text:style-name="T2">&lt;color=#00FF00&gt;Miedo a que los demás no me tomen en serio.&lt;/color&gt;</text:span></text:p>
      <text:p text:style-name="Plain_20_Text"><text:span text:style-name="T2">&lt;color=#FFFF00&gt;Miedo a que me llamen raro.&lt;/color&gt;</text:span></text:p>
      <text:p text:style-name="Plain_20_Text"><text:span text:style-name="T2">&lt;color=#FFFF00&gt;Miedo a que me marginen.&lt;/color&gt;</text:span></text:p>
      <text:p text:style-name="Plain_20_Text"><text:span text:style-name="T2">&lt;color=#FFFF00&gt;Miedo a no estar haciendo lo correcto. &lt;/color&gt;</text:span></text:p>
      <text:p text:style-name="Standard">$</text:p>
      <text:list xml:id="list30461218" text:continue-numbering="true" text:style-name="Outline">
        <text:list-item>
          <text:list>
            <text:list-item>
              <text:list>
                <text:list-item>
                  <text:list>
                    <text:list-item>
                      <text:h text:style-name="Heading_20_4" text:outline-level="4"><text:span text:style-name="T1">MAYORES</text:span></text:h>
                    </text:list-item>
                  </text:list>
                </text:list-item>
              </text:list>
            </text:list-item>
          </text:list>
        </text:list-item>
      </text:list>
      <text:p text:style-name="Plain_20_Text"><text:span text:style-name="T2">-VI – &lt;color=#56C4FF&gt;a – Piensa en algún miedo que puede estar escondido detrás de la adicción al trabajo o a estudiar (y la manera en que podrías empezar a resolverlo).&lt;/color&gt;</text:span></text:p>
      <text:p text:style-name="Plain_20_Text"><text:soft-page-break/><text:span text:style-name="T2">&lt;color=#00FF00&gt;b – Piensa en algún miedo que puede estar escondido detrás de la obsesión con obtener buenos resultados (y la manera en que podrías empezar a resolverlo).&lt;/color&gt;</text:span></text:p>
      <text:p text:style-name="Plain_20_Text"><text:span text:style-name="T2">&lt;color=#FFFF00&gt;c – Piensa en algún miedo que puede estar escondido detrás de la necesidad de acumular cada vez más dinero (y la manera en que podrías empezar a resolverlo).&lt;/color&gt;</text:span></text:p>
      <text:p text:style-name="Plain_20_Text"><text:span text:style-name="T2">*&lt;color=#56C4FF&gt;Miedo a creer que solo obtendré el reconocimiento de los demás trabajando mucho.&lt;/color&gt;</text:span></text:p>
      <text:p text:style-name="Plain_20_Text"><text:span text:style-name="T2">&lt;color=#56C4FF&gt;Miedo a volver a casa con un ambiente familiar tenso y desagradable.&lt;/color&gt;</text:span></text:p>
      <text:p text:style-name="Plain_20_Text"><text:span text:style-name="T2">&lt;color=#56C4FF&gt;Miedo a enfrentarme a un tiempo libre que no sé bien cómo emplear.&lt;/color&gt;</text:span></text:p>
      <text:p text:style-name="Plain_20_Text"><text:span text:style-name="T2">&lt;color=#00FF00&gt;Miedo de pensar que el amor de mis padres va condicionado a mi rendimiento académico.&lt;/color&gt;</text:span></text:p>
      <text:p text:style-name="Plain_20_Text"><text:span text:style-name="T2">&lt;color=#00FF00&gt;Miedo a que si no logro unos buenos resultados académicos y estudio una buena carrera, no llegue a ser nada en la vida.&lt;/color&gt;</text:span></text:p>
      <text:p text:style-name="Plain_20_Text"><text:span text:style-name="T2">&lt;color=#00FF00&gt;Miedo a que los demás pongan en entredicho mi inteligencia si no saco buenas notas.&lt;/color&gt;</text:span></text:p>
      <text:p text:style-name="Plain_20_Text"><text:span text:style-name="T2">&lt;color=#FFFF00&gt;Miedo a no ser lo bastante bueno por mí mismo, y por ello necesitar el reconocimiento de los demás.&lt;/color&gt;</text:span></text:p>
      <text:p text:style-name="Plain_20_Text"><text:span text:style-name="T2">&lt;color=#FFFF00&gt;Miedo a no tener lo suficiente porque algunos negocios me vayan mal y pierda parte de lo que tengo. <text:s text:c="2"/>&lt;/color&gt;</text:span></text:p>
      <text:p text:style-name="Plain_20_Text"><text:span text:style-name="T2">&lt;color=#FFFF00&gt;Miedo a que los demás piensen que otro es mejor que yo por tener más dinero que yo.&lt;/color&gt;</text:span></text:p>
      <text:p text:style-name="Plain_20_Text"><text:span text:style-name="T2">+</text:span></text:p>
      <text:p text:style-name="Plain_20_Text"><text:span text:style-name="T2">$</text:span></text:p>
      <text:p text:style-name="Plain_20_Text"><text:span text:style-name="T2">-VII &lt;color=#56C4FF&gt; - a – Piensa en algún miedo que se puede esconder si estás a menudo pendiente de lo que los demás dicen o piensan de ti (y la manera en que podrías empezar a resolverlo).&lt;/color&gt;</text:span></text:p>
      <text:p text:style-name="Plain_20_Text"><text:span text:style-name="T2">&lt;color=#00FF00&gt;b - Piensa en algún miedo que puede estar escondido si te disgusta el hecho de cumplir años (y la manera en que podrías empezar a resolverlo).&lt;/color&gt;</text:span></text:p>
      <text:p text:style-name="Plain_20_Text"><text:span text:style-name="T2">&lt;color=#FFFF00&gt;c - Piensa en algún miedo que se puede esconder detrás de una dificultad para decir ‘no’, o expresar tu desacuerdo ante los demás (y la manera en que podrías empezar a resolverlo).&lt;/color&gt;</text:span></text:p>
      <text:p text:style-name="Plain_20_Text"><text:span text:style-name="T2">*&lt;color=#56C4FF&gt; Miedo a ser objeto de la crítica de los demás.&lt;/color&gt;</text:span></text:p>
      <text:p text:style-name="Plain_20_Text"><text:span text:style-name="T2">&lt;color=#56C4FF&gt; Miedo a que los demás me den de lado.&lt;/color&gt;</text:span></text:p>
      <text:p text:style-name="Plain_20_Text"><text:span text:style-name="T2">&lt;color=#56C4FF&gt; Miedo a no ser lo bastante bueno y necesitar de la aprobación de los demás.&lt;/color&gt;</text:span></text:p>
      <text:p text:style-name="Plain_20_Text"><text:span text:style-name="T2">&lt;color=#00FF00&gt;Miedo a envejecer y perder atractivo físico.&lt;/color&gt;</text:span></text:p>
      <text:p text:style-name="Plain_20_Text"><text:span text:style-name="T2">&lt;color=#00FF00&gt;Miedo a la enfermedad y la muerte.&lt;/color&gt;</text:span></text:p>
      <text:p text:style-name="Plain_20_Text"><text:span text:style-name="T2">&lt;color=#00FF00&gt;Miedo a ser demasiado mayor para encontrar una pareja y formar una familia.&lt;/color&gt;</text:span></text:p>
      <text:p text:style-name="Plain_20_Text"><text:span text:style-name="T2">&lt;color=#FFFF00&gt;Miedo a la crítica de los demás.&lt;/color&gt;</text:span></text:p>
      <text:p text:style-name="Plain_20_Text"><text:span text:style-name="T2">&lt;color=#FFFF00&gt;Miedo a que los demás me den de lado.&lt;/color&gt;</text:span></text:p>
      <text:p text:style-name="Plain_20_Text"><text:span text:style-name="T2">&lt;color=#FFFF00&gt;Miedo a no ser lo bastante bueno.&lt;/color&gt;</text:span></text:p>
      <text:p text:style-name="Plain_20_Text"><text:span text:style-name="T2">$</text:span></text:p>
      <text:p text:style-name="P2"/>
      <text:p text:style-name="Plain_20_Text"><text:span text:style-name="T2">-VIII- ¿Por qué es bueno buscar siempre maestros que predican con el ejemplo aquello que enseñan?</text:span></text:p>
      <text:p text:style-name="Plain_20_Text"><text:span text:style-name="T2">*Porque será un indicio de que el maestro ha interiorizado aquello que está enseñando.</text:span></text:p>
      <text:p text:style-name="P2"/>
      <text:p text:style-name="Plain_20_Text"><text:span text:style-name="T2">Porque así podré ver directamente en la figura del maestro la alegría y el contento que surgen al vivir de forma ética y altruista.</text:span></text:p>
      <text:p text:style-name="P2"/>
      <text:p text:style-name="Plain_20_Text"><text:span text:style-name="T2">Porque sin el ejemplo, se corre el riesgo de que todo quede en palabras bonitas.</text:span></text:p>
      <text:p text:style-name="Standard"><text:soft-page-break/></text:p>
      <text:list xml:id="list30461761" text:continue-numbering="true" text:style-name="Outline">
        <text:list-item>
          <text:list>
            <text:list-item>
              <text:list>
                <text:list-item>
                  <text:h text:style-name="Heading_20_3" text:outline-level="3"><text:span text:style-name="T1">maga</text:span></text:h>
                </text:list-item>
              </text:list>
            </text:list-item>
          </text:list>
        </text:list-item>
      </text:list>
      <text:p text:style-name="Plain_20_Text"><text:span text:style-name="T2">$</text:span></text:p>
      <text:p text:style-name="Plain_20_Text"><text:span text:style-name="T2">-I - ¿Por qué crees que para ti es bueno que los demás sean felices?</text:span></text:p>
      <text:p text:style-name="Plain_20_Text"><text:span text:style-name="T2">*Será más fácil que me ayuden si lo necesito.</text:span></text:p>
      <text:p text:style-name="P2"/>
      <text:p text:style-name="Plain_20_Text"><text:span text:style-name="T2">No me dañarán.</text:span></text:p>
      <text:p text:style-name="P2"/>
      <text:p text:style-name="Plain_20_Text"><text:span text:style-name="T2">Crearán un ambiente alegre, provocando también en mí un estado de bienestar.</text:span></text:p>
      <text:p text:style-name="Plain_20_Text"><text:span text:style-name="T2">$</text:span></text:p>
      <text:p text:style-name="Plain_20_Text"><text:span text:style-name="T2">-</text:span><text:bookmark-start text:name="_Hlk508710961"/><text:span text:style-name="T2">II – Piensa alguna ventaja de comportarte bien con los demás.</text:span><text:bookmark-end text:name="_Hlk508710961"/></text:p>
      <text:p text:style-name="Plain_20_Text"><text:span text:style-name="T2">*Los demás tenderán a comportarse bien conmigo.</text:span></text:p>
      <text:p text:style-name="P2"/>
      <text:p text:style-name="Plain_20_Text"><text:span text:style-name="T2">Los demás hablarán bien de mí por ahí.</text:span></text:p>
      <text:p text:style-name="P2"/>
      <text:p text:style-name="Plain_20_Text"><text:span text:style-name="T2">Me sentiré bien al darme cuenta de que ser amable con los demás hace que los otros estén bien.</text:span></text:p>
      <text:p text:style-name="Plain_20_Text"><text:span text:style-name="T2">$</text:span></text:p>
      <text:p text:style-name="Plain_20_Text"><text:span text:style-name="T2">-III – Piensa en alguna situación típica en la que no sueles agradecer lo que alguien hace por ti.</text:span></text:p>
      <text:p text:style-name="Plain_20_Text"><text:span text:style-name="T2">*Cuando mis padres se esfuerzan y hacen cualquier cosa para que yo esté bien.</text:span></text:p>
      <text:p text:style-name="P2"/>
      <text:p text:style-name="Plain_20_Text"><text:span text:style-name="T2">Cuando un profesor se toma en serio que, tanto yo como mis compañeros, aprendamos de verdad y disfrutemos de sus clases.</text:span></text:p>
      <text:p text:style-name="P2"/>
      <text:p text:style-name="Plain_20_Text"><text:span text:style-name="T2">Cuando un amigo hace algo por mí, aunque le cueste.</text:span></text:p>
      <text:p text:style-name="Plain_20_Text"><text:span text:style-name="T2">$</text:span></text:p>
      <text:p text:style-name="Plain_20_Text"><text:span text:style-name="T2">-IV - Piensa alguna razón por la que no sueles agradecer las cosas buenas que los demás hacen por ti.</text:span></text:p>
      <text:p text:style-name="Plain_20_Text"><text:span text:style-name="T2">*Porque tengo confianza con la persona que ha hecho algo por mí y considero innecesario darle las gracias.</text:span></text:p>
      <text:p text:style-name="P2"/>
      <text:p text:style-name="Plain_20_Text"><text:span text:style-name="T2">Porque doy por hecho, sobre todo en el caso de la familia, que el otro está obligado a hacer lo que hace por mí.</text:span></text:p>
      <text:p text:style-name="P2"/>
      <text:p text:style-name="Plain_20_Text"><text:span text:style-name="T2">Porque me da vergüenza.</text:span></text:p>
      <text:p text:style-name="Plain_20_Text"><text:span text:style-name="T2">$</text:span></text:p>
      <text:p text:style-name="Plain_20_Text"><text:span text:style-name="T2">-V - Piensa alguna razón por la que no decir mentiras te hace la vida más fácil.</text:span></text:p>
      <text:p text:style-name="Plain_20_Text"><text:span text:style-name="T2">*Porque quien miente vive con el temor permanente a ser descubierto.</text:span></text:p>
      <text:p text:style-name="P2"/>
      <text:p text:style-name="Plain_20_Text"><text:span text:style-name="T2">Porque el que dice una mentira no sabe qué tarea ha asumido: estará obligado a inventar 20 más para mantenerla.</text:span></text:p>
      <text:p text:style-name="P2"/>
      <text:p text:style-name="Plain_20_Text"><text:span text:style-name="T2">Porque la comunicación no verbal dice mucho más que la verbal, por lo que incluso si los demás no saben a ciencia cierta que he mentido, mis gestos y miradas les harán desconfiar de mí. </text:span></text:p>
      <text:p text:style-name="Plain_20_Text"><text:span text:style-name="T2">$ </text:span></text:p>
      <text:list xml:id="list30460465" text:continue-numbering="true" text:style-name="Outline">
        <text:list-item>
          <text:list>
            <text:list-item>
              <text:list>
                <text:list-item>
                  <text:list>
                    <text:list-item>
                      <text:h text:style-name="Heading_20_4" text:outline-level="4"><text:span text:style-name="T1">MAYORES</text:span></text:h>
                    </text:list-item>
                  </text:list>
                </text:list-item>
              </text:list>
            </text:list-item>
          </text:list>
        </text:list-item>
      </text:list>
      <text:p text:style-name="P2"/>
      <text:p text:style-name="Plain_20_Text"><text:span text:style-name="T2">-VI – Piensa en algún gesto no verbal que podría significar que alguien está mintiendo.</text:span></text:p>
      <text:p text:style-name="Plain_20_Text"><text:span text:style-name="T2">*Que no mire a los ojos, que parpadee mucho o que mire de manera extraña: muy fijamente y de manera prolongada.</text:span></text:p>
      <text:p text:style-name="P2"/>
      <text:p text:style-name="Plain_20_Text"><text:soft-page-break/><text:span text:style-name="T2">Que se tape ligeramente la boca.</text:span></text:p>
      <text:p text:style-name="P2"/>
      <text:p text:style-name="Plain_20_Text"><text:span text:style-name="T2">Que exponga demasiada información o se queje de factores externos para tratar de dar credibilidad a la mentira que está inventando.</text:span></text:p>
      <text:p text:style-name="Plain_20_Text"><text:span text:style-name="T2">$</text:span></text:p>
      <text:p text:style-name="Plain_20_Text"><text:span text:style-name="T2">-VII – Piensa en algún hecho que demuestre que en occidente no valoramos igual la vida de un occidental que la de alguien que no lo es.</text:span></text:p>
      <text:p text:style-name="Plain_20_Text"><text:span text:style-name="T2">*El drama de los refugiados que las autoridades se niegan a acoger.</text:span></text:p>
      <text:p text:style-name="P2"/>
      <text:p text:style-name="Plain_20_Text"><text:span text:style-name="T2">El drama de la inmigración, con los miles de ahogados cada año junto a nuestras costas.</text:span></text:p>
      <text:p text:style-name="P2"/>
      <text:p text:style-name="Plain_20_Text"><text:span text:style-name="T2">Que muchos países occidentales exporten armamento a países pobres donde están teniendo lugar guerras internas cuyas consecuencias paga principalmente la población civil.</text:span></text:p>
      <text:p text:style-name="Plain_20_Text"><text:span text:style-name="T2">$</text:span></text:p>
      <text:p text:style-name="Plain_20_Text"><text:span text:style-name="T2">-VIII – Piensa en algún hecho que refleje el sinsentido del desigual reparto de la riqueza en el mundo.</text:span></text:p>
      <text:p text:style-name="Plain_20_Text"><text:span text:style-name="T2">*Que en occidente cada vez que tiramos de la cadena empleamos más agua potable de la que mucha gente en países pobres dispone al día para beber.</text:span></text:p>
      <text:p text:style-name="P2"/>
      <text:p text:style-name="Plain_20_Text"><text:span text:style-name="T2">Que solo 62 personas tienen la misma riqueza que la mitad de la población mundial.</text:span></text:p>
      <text:p text:style-name="P2"/>
      <text:p text:style-name="Plain_20_Text"><text:span text:style-name="T2">Que, en un mundo de 7.000 millones de habitantes, con una capacidad de producción suficiente para alimentar a una población de 12.000 millones de habitantes, casi 1.000 millones de personas pasan hambre.</text:span></text:p>
      <text:p text:style-name="Plain_20_Text"><text:span text:style-name="T2">+</text:span></text:p>
      <text:list xml:id="list30446782" text:continue-numbering="true" text:style-name="Outline">
        <text:list-item>
          <text:list>
            <text:list-item>
              <text:list>
                <text:list-item>
                  <text:h text:style-name="Heading_20_3" text:outline-level="3"><text:bookmark-end text:name="_Hlk510616885"/><text:bookmark-start text:name="_Hlk510592502"/><text:span text:style-name="T1">Yogui</text:span></text:h>
                </text:list-item>
              </text:list>
            </text:list-item>
          </text:list>
        </text:list-item>
      </text:list>
      <text:p text:style-name="Plain_20_Text"><text:span text:style-name="T2">$</text:span></text:p>
      <text:p text:style-name="Plain_20_Text"><text:span text:style-name="T2">-I – Piensa en alguna cosa que te gustaba mucho, y que después de conseguirla, dejó de gustarte tanto.</text:span></text:p>
      <text:p text:style-name="Plain_20_Text"><text:span text:style-name="T2">*Un nuevo Smartphone.</text:span></text:p>
      <text:p text:style-name="P2"/>
      <text:p text:style-name="Plain_20_Text"><text:span text:style-name="T2">Un videojuego.</text:span></text:p>
      <text:p text:style-name="P2"/>
      <text:p text:style-name="Plain_20_Text"><text:span text:style-name="T2">Recibir un premio.</text:span></text:p>
      <text:p text:style-name="Plain_20_Text"><text:span text:style-name="T2">$</text:span></text:p>
      <text:p text:style-name="Plain_20_Text"><text:span text:style-name="T2">-II - Di alguna cosa que puedes hacer para salir de la rutina.</text:span></text:p>
      <text:p text:style-name="Plain_20_Text"><text:span text:style-name="T2">*Dar un paseo al amanecer. <text:s text:c="2"/></text:span></text:p>
      <text:p text:style-name="P2"/>
      <text:p text:style-name="Plain_20_Text"><text:span text:style-name="T2">Visitar un lugar nuevo.</text:span></text:p>
      <text:p text:style-name="P2"/>
      <text:p text:style-name="Plain_20_Text"><text:span text:style-name="T2">Probar nuevos hobbies.</text:span></text:p>
      <text:p text:style-name="Plain_20_Text"><text:span text:style-name="T2">$</text:span></text:p>
      <text:p text:style-name="Plain_20_Text"><text:span text:style-name="T2">-III - A veces deseamos algo mucho y cuando lo conseguimos, deja de gustarnos, ¿por qué?</text:span></text:p>
      <text:p text:style-name="Plain_20_Text"><text:span text:style-name="T2">*Porque nos creamos demasiadas expectativas.</text:span></text:p>
      <text:p text:style-name="P2"/>
      <text:p text:style-name="Plain_20_Text"><text:span text:style-name="T2">Porque creemos que nunca nos aburriremos de ello.</text:span></text:p>
      <text:p text:style-name="P2"/>
      <text:p text:style-name="Plain_20_Text"><text:span text:style-name="T2">Porque no nos solemos dar cuenta de que la felicidad proviene de muchas causas, no de una sola.</text:span></text:p>
      <text:p text:style-name="Plain_20_Text"><text:span text:style-name="T2">$</text:span></text:p>
      <text:p text:style-name="Plain_20_Text"><text:span text:style-name="T2">-IV - Piensa en algún problema que haya surgido alguna vez en tu grupo de amigos.</text:span></text:p>
      <text:p text:style-name="Plain_20_Text"><text:span text:style-name="T2">*Dos amigos se pelean entre sí y si quedo con uno de ellos, el otro se enfada conmigo.</text:span></text:p>
      <text:p text:style-name="P2"><text:soft-page-break/></text:p>
      <text:p text:style-name="Plain_20_Text"><text:span text:style-name="T2">Mis amigos quedan y se olvidan de avisarme.</text:span></text:p>
      <text:p text:style-name="P2"/>
      <text:p text:style-name="Plain_20_Text"><text:span text:style-name="T2">Uno de mis amigos me hace bromas que no me hacen ninguna gracia.</text:span></text:p>
      <text:p text:style-name="P2"/>
      <text:p text:style-name="P2"/>
      <text:p text:style-name="Plain_20_Text"><text:span text:style-name="T2">$</text:span></text:p>
      <text:p text:style-name="Plain_20_Text"><text:span text:style-name="T2">-V – Piensa algún juego o deporte que nunca hayas practicado antes, pero que crees que te podría divertir mucho.</text:span></text:p>
      <text:p text:style-name="Plain_20_Text"><text:span text:style-name="T2">*Hacer trekking.</text:span></text:p>
      <text:p text:style-name="P2"/>
      <text:p text:style-name="Plain_20_Text"><text:span text:style-name="T2">Hacer escalada.</text:span></text:p>
      <text:p text:style-name="P2"/>
      <text:p text:style-name="Plain_20_Text"><text:span text:style-name="T2">Jugar al paintball.</text:span></text:p>
      <text:p text:style-name="Plain_20_Text"><text:span text:style-name="T2">$</text:span></text:p>
      <text:p text:style-name="Plain_20_Text"><text:span text:style-name="T2">-VI – Piensa en alguna buena acción que podemos hacer y que puede inspirar a otras personas a hacer algo parecido. </text:span></text:p>
      <text:p text:style-name="Plain_20_Text"><text:span text:style-name="T2">*</text:span><text:bookmark-start text:name="_Hlk508711179"/><text:span text:style-name="T2">Adoptar un perro, en lugar de comprarlo.</text:span><text:bookmark-end text:name="_Hlk508711179"/></text:p>
      <text:p text:style-name="P2"/>
      <text:p text:style-name="Plain_20_Text"><text:span text:style-name="T2">Hacerme voluntario de una ONG. </text:span></text:p>
      <text:p text:style-name="P2"/>
      <text:p text:style-name="Plain_20_Text"><text:span text:style-name="T2">Ayudar a un compañero con una asignatura que le cuesta.</text:span></text:p>
      <text:p text:style-name="Plain_20_Text"><text:span text:style-name="T2">$</text:span></text:p>
      <text:p text:style-name="Plain_20_Text"><text:span text:style-name="T2">-VII – Piensa en personas que forman parte de la cadena de trabajo que permite que tú te tomes un vaso de leche cada mañana.</text:span></text:p>
      <text:p text:style-name="Plain_20_Text"><text:span text:style-name="T2">*El ganadero que cuida las vacas en la granja.</text:span></text:p>
      <text:p text:style-name="P2"/>
      <text:p text:style-name="Plain_20_Text"><text:span text:style-name="T2">El arquitecto que diseñó la granja.</text:span></text:p>
      <text:p text:style-name="P2"/>
      <text:p text:style-name="Plain_20_Text"><text:span text:style-name="T2">Los albañiles que construyeron la granja.</text:span></text:p>
      <text:p text:style-name="P2"/>
      <text:p text:style-name="Plain_20_Text"><text:span text:style-name="T2">El ingeniero que diseñó la maquinaria para ordeñarlas.</text:span></text:p>
      <text:p text:style-name="P2"/>
      <text:p text:style-name="Plain_20_Text"><text:span text:style-name="T2">Los operarios que la construyeron.</text:span></text:p>
      <text:p text:style-name="P2"/>
      <text:p text:style-name="Plain_20_Text"><text:span text:style-name="T2">El fabricante del envase.</text:span></text:p>
      <text:p text:style-name="P2"/>
      <text:p text:style-name="Plain_20_Text"><text:span text:style-name="T2">Los transportistas.</text:span></text:p>
      <text:p text:style-name="P2"/>
      <text:p text:style-name="Plain_20_Text"><text:span text:style-name="T2">El vigilante de seguridad de la tienda.</text:span></text:p>
      <text:p text:style-name="P2"/>
      <text:p text:style-name="Plain_20_Text"><text:span text:style-name="T2">El vendedor de la tienda.</text:span></text:p>
      <text:p text:style-name="Plain_20_Text"><text:span text:style-name="T2">$</text:span></text:p>
      <text:p text:style-name="Plain_20_Text"><text:span text:style-name="T2">-VIII – Piensa cosas maravillosas que pueden hacer los animales.</text:span></text:p>
      <text:p text:style-name="Plain_20_Text"><text:span text:style-name="T2">*Hablar con humanos en lenguaje de signos.</text:span></text:p>
      <text:p text:style-name="P2"/>
      <text:p text:style-name="Plain_20_Text"><text:span text:style-name="T2">Tener un nombre propio con el que pueden ser identificados por sus compañeros, y reconocer a los demás.</text:span></text:p>
      <text:p text:style-name="P2"/>
      <text:p text:style-name="Plain_20_Text"><text:span text:style-name="T2">Reconocerse ante el espejo.</text:span></text:p>
      <text:p text:style-name="Plain_20_Text"><text:span text:style-name="T2">$</text:span></text:p>
      <text:list xml:id="list30442861" text:continue-numbering="true" text:style-name="Outline">
        <text:list-item>
          <text:list>
            <text:list-item>
              <text:list>
                <text:list-item>
                  <text:list>
                    <text:list-item>
                      <text:h text:style-name="Heading_20_4" text:outline-level="4"><text:span text:style-name="T1">MAYORES</text:span></text:h>
                    </text:list-item>
                  </text:list>
                </text:list-item>
              </text:list>
            </text:list-item>
          </text:list>
        </text:list-item>
      </text:list>
      <text:p text:style-name="Plain_20_Text"><text:span text:style-name="T2">$</text:span></text:p>
      <text:p text:style-name="Plain_20_Text"><text:span text:style-name="T2">-IX – ¿Qué técnicas piensas que usa la publicidad para engancharnos?</text:span></text:p>
      <text:p text:style-name="Plain_20_Text"><text:span text:style-name="T2">*En lugar de hablar sobre las características del producto, trata de transmitir emociones positivas que supuestamente sentiré cuando tenga lo que anuncian.</text:span></text:p>
      <text:p text:style-name="P2"/>
      <text:p text:style-name="Plain_20_Text"><text:soft-page-break/><text:span text:style-name="T2">Gente guapa, escenarios perfectos, buena música.</text:span></text:p>
      <text:p text:style-name="P2"/>
      <text:p text:style-name="Plain_20_Text"><text:span text:style-name="T2">Todo está pensado hasta el mínimo detalle.</text:span></text:p>
      <text:p text:style-name="Plain_20_Text"><text:span text:style-name="T2">$</text:span></text:p>
      <text:p text:style-name="Plain_20_Text"><text:span text:style-name="T2">-X - ¿Por qué crees que la empatía puede ser la cualidad más valiosa en una persona que desempeña un alto cargo?</text:span></text:p>
      <text:p text:style-name="Plain_20_Text"><text:span text:style-name="T2">*Porque será más difícil que esa persona sucumba a las trampas del ego: sentirse superior, alejarse de los demás, etc.</text:span></text:p>
      <text:p text:style-name="P2"/>
      <text:p text:style-name="Plain_20_Text"><text:span text:style-name="T2">Porque esa persona pensará de verdad en cómo mejorar la vida de los demás.</text:span></text:p>
      <text:p text:style-name="P2"/>
      <text:p text:style-name="Standard"><text:span text:style-name="T2">Porque esa persona tiene sobre sus hombros la enorme responsabilidad de la felicidad de muchas personas.</text:span></text:p>
      <text:p text:style-name="Standard">$</text:p>
      <text:p text:style-name="Plain_20_Text"><text:span text:style-name="T2">-XI – Piensa en alguna situación en la que solemos enfadarnos con alguien, cuando en realidad esa persona no tiene la culpa.</text:span></text:p>
      <text:p text:style-name="Plain_20_Text"><text:span text:style-name="T2">*Cuando un </text:span><text:bookmark-start text:name="_GoBack"/><text:span text:style-name="T2">prof</text:span><text:bookmark-end text:name="_GoBack"/><text:span text:style-name="T2">esor está impartiendo una asignatura que me disgusta y cuya utilidad no veo, de la cuál luego me examinará.</text:span></text:p>
      <text:p text:style-name="P2"/>
      <text:p text:style-name="Plain_20_Text"><text:span text:style-name="T2">Cuando me quejo a un teleoperador, y éste no me da la razón porque las normas no se lo permiten.</text:span></text:p>
      <text:p text:style-name="P2"/>
      <text:p text:style-name="Plain_20_Text"><text:span text:style-name="T2">Cuando me ha pasado algo que me ha fastidiado y lo pago con el primero que se me pone por delante.</text:span></text:p>
      <text:p text:style-name="Plain_20_Text"><text:span text:style-name="T2">$</text:span></text:p>
      <text:p text:style-name="Plain_20_Text"><text:span text:style-name="T2">-XII - Piensa algún ejemplo de suposición errónea acerca del comportamiento de los demás que puede tener lugar típicamente en el trabajo / en clase.</text:span></text:p>
      <text:p text:style-name="Plain_20_Text"><text:span text:style-name="T2">*Pensar que un compañero ha hecho algo solo para agradar al jefe/profe, cuando en realidad no es así.</text:span></text:p>
      <text:p text:style-name="P2"/>
      <text:p text:style-name="Plain_20_Text"><text:span text:style-name="T2">Pensar que le caigo mal a un compañero cuando no es así.</text:span></text:p>
      <text:p text:style-name="P2"/>
      <text:p text:style-name="Plain_20_Text"><text:span text:style-name="T2">Pensar que alguien está molesto conmigo porque no me ha devuelto el saludo, cuando en realidad ha sido únicamente porque iba distraído pensando en sus cosas.</text:span></text:p>
      <text:p text:style-name="Plain_20_Text"><text:span text:style-name="T2">$</text:span></text:p>
      <text:p text:style-name="Plain_20_Text"><text:span text:style-name="T2">-XIII - Piensa algún ejemplo de suposición errónea sobre el comportamiento de los demás que puede tener lugar dentro de tu grupo de amigos.</text:span></text:p>
      <text:p text:style-name="Plain_20_Text"><text:span text:style-name="T2">*Creer que un amigo no me responde a un wasap porque está molesto, cuando la realidad es que simplemente se le ha olvidado.</text:span></text:p>
      <text:p text:style-name="P2"/>
      <text:p text:style-name="Plain_20_Text"><text:span text:style-name="T2">Creer que alguien ha contado cosas sobre mí por ahí, cuando no lo ha hecho. <text:s/></text:span></text:p>
      <text:p text:style-name="P2"/>
      <text:p text:style-name="Plain_20_Text"><text:span text:style-name="T2">Creer que la persona que me gusta de mi grupo de amigos mira todas las cosas que subo a las redes sociales, cuando no es así.</text:span></text:p>
      <text:p text:style-name="Plain_20_Text"><text:span text:style-name="T2">$</text:span></text:p>
      <text:p text:style-name="Plain_20_Text"><text:span text:style-name="T2">-XIV - Piensa algún ejemplo de suposición errónea sobre el comportamiento de los demás que puede tener lugar con cualquier persona en general.</text:span></text:p>
      <text:p text:style-name="Plain_20_Text"><text:span text:style-name="T2">*Creer que alguien estaba haciendo algo solo para fastidiarme y luego darme cuenta de que no era así.</text:span></text:p>
      <text:p text:style-name="P2"/>
      <text:p text:style-name="Plain_20_Text"><text:span text:style-name="T2">Creer que alguien se comporta de una determinada manera solo conmigo, y luego ver que se comporta así con todo el mundo.</text:span></text:p>
      <text:p text:style-name="P2"><text:soft-page-break/></text:p>
      <text:p text:style-name="Plain_20_Text"><text:span text:style-name="T2">Creer que alguien se sentía molesto por algo que yo hice, y después darme cuenta de que esa persona no pensó en mí ni un segundo.</text:span></text:p>
      <text:p text:style-name="P2"/>
      <text:p text:style-name="Plain_20_Text"><text:span text:style-name="T2">$</text:span></text:p>
      <text:p text:style-name="Plain_20_Text"><text:span text:style-name="T2">-XV – ¿Crees que tiene sentido hacer suposiciones sobre por qué los demás se comportan como lo hacen? ¿Por qué?</text:span></text:p>
      <text:p text:style-name="Plain_20_Text"><text:span text:style-name="T2">*Porque los demás tienen una vida tan compleja como la mía en la que intervienen infinidad de factores que desconozco, por eso lo más normal será que me equivoque en mis suposiciones.</text:span></text:p>
      <text:p text:style-name="P2"/>
      <text:p text:style-name="Plain_20_Text"><text:span text:style-name="T2">Porque puedo llegar a creerme completamente mis suposiciones, perdiendo de vista que se trata únicamente de puras hipótesis. </text:span></text:p>
      <text:p text:style-name="P2"/>
      <text:p text:style-name="Plain_20_Text"><text:span text:style-name="T2">Porque no puedo saber con seguridad por qué los demás se comportan como lo hacen, pero seguro que tiene menos importancia de la que le doy.</text:span></text:p>
      <text:p text:style-name="Plain_20_Text"><text:span text:style-name="T2">$</text:span></text:p>
      <text:p text:style-name="Plain_20_Text"><text:span text:style-name="T2">-XVI – </text:span><text:bookmark-start text:name="_Hlk508711022"/><text:span text:style-name="T2">Piensa alguna cosa que sueles hacer en tu tiempo libre pero que no te divierte verdaderamente.</text:span><text:bookmark-end text:name="_Hlk508711022"/></text:p>
      <text:p text:style-name="Plain_20_Text"><text:span text:style-name="T2">*Salir a discotecas hasta las tantas, aunque esté cansado.</text:span></text:p>
      <text:p text:style-name="P2"/>
      <text:p text:style-name="Plain_20_Text"><text:span text:style-name="T2">Ver programas de televisión que no me interesan gran cosa.</text:span></text:p>
      <text:p text:style-name="P2"/>
      <text:p text:style-name="Plain_20_Text"><text:span text:style-name="T2">Pasar tiempo chateando o conectado a las redes sociales.</text:span></text:p>
      <text:p text:style-name="Plain_20_Text"><text:span text:style-name="T2">$</text:span></text:p>
      <text:p text:style-name="Plain_20_Text"><text:span text:style-name="T2">-XVII – Piensa alguna razón por la que tendría todo el sentido del mundo dedicar mucho más tiempo a descubrir qué es lo que te apasiona y a qué quieres dedicarte cuando dejes de estudiar.</text:span></text:p>
      <text:p text:style-name="Plain_20_Text"><text:span text:style-name="T2">*Porque dedicamos al trabajo aproximadamente un tercio del tiempo de vida que pasamos despiertos.</text:span></text:p>
      <text:p text:style-name="P2"/>
      <text:p text:style-name="Plain_20_Text"><text:span text:style-name="T2">Porque podré aportar mucho más a los demás si me dedico a lo que me gusta y a lo que se me da bien.</text:span></text:p>
      <text:p text:style-name="P2"/>
      <text:p text:style-name="Plain_20_Text"><text:span text:style-name="T2">Porque seré más feliz y haré más felices a los demás.</text:span></text:p>
      <text:p text:style-name="Plain_20_Text"><text:span text:style-name="T2">$</text:span></text:p>
      <text:p text:style-name="Plain_20_Text"><text:span text:style-name="T2">-XVIII - ¿Por qué nos da miedo el cambio?</text:span></text:p>
      <text:p text:style-name="Plain_20_Text"><text:span text:style-name="T2">*Porque no tenemos certeza sobre lo que deparará el cambio, y tendemos a temer a lo desconocido.</text:span></text:p>
      <text:p text:style-name="P2"/>
      <text:p text:style-name="Plain_20_Text"><text:span text:style-name="T2">Porque sentimos que hay más cosas fuera de control.</text:span></text:p>
      <text:p text:style-name="P2"/>
      <text:p text:style-name="Plain_20_Text"><text:span text:style-name="T2">Porque nos atrae lo cómodo.</text:span></text:p>
      <text:p text:style-name="Plain_20_Text"><text:span text:style-name="T2">$</text:span></text:p>
      <text:p text:style-name="P2"/>
      <text:p text:style-name="Plain_20_Text"><text:span text:style-name="T2">$</text:span></text:p>
      <text:p text:style-name="Plain_20_Text"><text:span text:style-name="T2">-XIX - ¿Por qué crees que nos solemos comparar con los demás?</text:span></text:p>
      <text:p text:style-name="Plain_20_Text"><text:span text:style-name="T2">*Porque nos hemos parado a pensar a fondo en nuestras propias virtudes. </text:span></text:p>
      <text:p text:style-name="Plain_20_Text"><text:span text:style-name="T2"><text:s/></text:span></text:p>
      <text:p text:style-name="Plain_20_Text"><text:span text:style-name="T2">Porque no hemos creado nuestra propia escala de valores, sino que solemos aceptar la que nos viene de fuera, la que acepta la mayoría. <text:s/></text:span></text:p>
      <text:p text:style-name="P2"/>
      <text:p text:style-name="Plain_20_Text"><text:span text:style-name="T2">Porque nuestra autoestima no es fuerte.</text:span></text:p>
      <text:p text:style-name="Plain_20_Text"><text:span text:style-name="T2">$</text:span></text:p>
      <text:p text:style-name="Plain_20_Text"><text:span text:style-name="T2">-XX - ¿Crees que serías más feliz si no te comparases con los demás? ¿Por qué?</text:span></text:p>
      <text:p text:style-name="Plain_20_Text"><text:span text:style-name="T2">*Porque no viviría la vida como una permanente competición, ni vería a los demás como potenciales rivales.</text:span></text:p>
      <text:p text:style-name="P2"><text:soft-page-break/></text:p>
      <text:p text:style-name="Plain_20_Text"><text:span text:style-name="T2">Porque si me siento superior a alguien no podré tener una relación auténtica y cercana con esa persona.</text:span></text:p>
      <text:p text:style-name="P2"/>
      <text:p text:style-name="Plain_20_Text"><text:span text:style-name="T2">Porque sentirse superior a algunos es la semilla que hará que me sienta inferior a otros.</text:span></text:p>
      <text:p text:style-name="Plain_20_Text"><text:span text:style-name="T2">$</text:span></text:p>
      <text:p text:style-name="Plain_20_Text"><text:span text:style-name="T2">-XXI - ¿Por qué crees que a veces nos importa tanto lo que los demás digan o piensen de nosotros?</text:span></text:p>
      <text:p text:style-name="Plain_20_Text"><text:span text:style-name="T2">*Porque la estima que tenemos de nosotros mismos viene en parte de la estima que tienen los demás de nosotros, aunque no tendría por qué ser así.</text:span></text:p>
      <text:p text:style-name="P2"/>
      <text:p text:style-name="Plain_20_Text"><text:span text:style-name="T2">Porque pensamos que tendremos más éxito en nuestras relaciones sociales si los demás nos tienen en muy alta estima.</text:span></text:p>
      <text:p text:style-name="P2"/>
      <text:p text:style-name="Plain_20_Text"><text:span text:style-name="T2">Porque pensamos que seremos más felices si los demás nos valoran mucho.</text:span></text:p>
      <text:p text:style-name="Plain_20_Text"><text:span text:style-name="T2">$</text:span></text:p>
      <text:p text:style-name="Plain_20_Text"><text:span text:style-name="T2">-XXII – Piensa en algún hecho en el que un animal demuestre tener mayor sabiduría que un humano.</text:span></text:p>
      <text:p text:style-name="Plain_20_Text"><text:span text:style-name="T2">*Cuando un perro es atacado por otro perro más agresivo, y en lugar de enzarzarse en una pelea que producirá dolor a ambos, decide huir. Frente a humanos que pelean sin razón.</text:span></text:p>
      <text:p text:style-name="P2"/>
      <text:p text:style-name="Plain_20_Text"><text:span text:style-name="T2">Un perro que quiere de manera incondicional a su dueño. Frente a un humano que finge amor hacia alguien a causa de algún interés oculto. </text:span></text:p>
      <text:p text:style-name="P2"/>
      <text:p text:style-name="Plain_20_Text"><text:span text:style-name="T2">Una abeja, hormiga, lobo o cualquier animal que vive en comunidad y esta dispuesto a sacrificar su vida por la de la comunidad. Frente a altos cargos que envían a personas a morir en guerras. </text:span></text:p>
      <text:p text:style-name="Plain_20_Text"><text:span text:style-name="T2">$</text:span></text:p>
      <text:p text:style-name="Plain_20_Text"><text:span text:style-name="T2">-XXIII – Piensa cosas que son comunes a todos los seres vivos.</text:span></text:p>
      <text:p text:style-name="Plain_20_Text"><text:span text:style-name="T2">*Todos somos seres sintientes, podemos sentir sensaciones agradables o dolorosas.</text:span></text:p>
      <text:p text:style-name="P2"/>
      <text:p text:style-name="Plain_20_Text"><text:span text:style-name="T2">Todos queremos conservar la vida.</text:span></text:p>
      <text:p text:style-name="P2"/>
      <text:p text:style-name="Plain_20_Text"><text:span text:style-name="T2">Todos hemos nacido y moriremos.</text:span></text:p>
      <text:p text:style-name="P2"/>
      <text:p text:style-name="Plain_20_Text"><text:span text:style-name="T2">Todos nos sentimos bien si ayudamos a otro.</text:span></text:p>
      <text:p text:style-name="P2"/>
      <text:p text:style-name="Plain_20_Text"><text:span text:style-name="T2">Todos queremos ser felices y no sufrir.</text:span></text:p>
      <text:p text:style-name="Plain_20_Text"><text:span text:style-name="T2">$</text:span></text:p>
      <text:p text:style-name="Plain_20_Text"><text:span text:style-name="T2">-XXIV – Piensa en alguna situación en la que estamos enfadados por algo y lo pagamos con el primero que se nos pone por delante.</text:span></text:p>
      <text:p text:style-name="Plain_20_Text"><text:span text:style-name="T2">*Estoy enfadado porque mis amigos me han dado de lado en una fiesta y lo pago con mi familia al llegar a casa.</text:span></text:p>
      <text:p text:style-name="P2"/>
      <text:p text:style-name="Plain_20_Text"><text:span text:style-name="T2">Estoy enfadado porque el profesor me ha suspendido y lo pago con mi pareja.</text:span></text:p>
      <text:p text:style-name="P2"/>
      <text:p text:style-name="Plain_20_Text"><text:span text:style-name="T2">Estoy enfadado porque no tengo dinero para ir de viaje con mis amigos y lo pago con mi hermano.</text:span></text:p>
      <text:p text:style-name="Plain_20_Text"><text:span text:style-name="T2">$</text:span></text:p>
      <text:p text:style-name="Plain_20_Text"><text:span text:style-name="T2">-XXV – Piensa en algún acto irracional que hacemos movidos por nuestras emociones.</text:span></text:p>
      <text:p text:style-name="Plain_20_Text"><text:span text:style-name="T2">*Cuando alguien se pone nervioso en un atasco, aunque no por ello vaya a llegar antes.</text:span></text:p>
      <text:p text:style-name="P2"><text:soft-page-break/></text:p>
      <text:p text:style-name="Plain_20_Text"><text:span text:style-name="T2">Cuando queda poco tiempo para que acabe el examen y me bloqueo.</text:span></text:p>
      <text:p text:style-name="P2"/>
      <text:p text:style-name="Plain_20_Text"><text:span text:style-name="T2">Cuando estoy en la cola del súper pendiente de si las otras filas avanzan más rápido que la mía.</text:span></text:p>
      <text:p text:style-name="Plain_20_Text"><text:span text:style-name="T2">$</text:span></text:p>
      <text:p text:style-name="Plain_20_Text"><text:span text:style-name="T2">-XXVI – Piensa en alguna canción que tenga un mensaje positivo.</text:span></text:p>
      <text:p text:style-name="Plain_20_Text"><text:span text:style-name="T4">*I’ll be your mirror (The Velvet Underground).</text:span></text:p>
      <text:p text:style-name="P3"/>
      <text:p text:style-name="Plain_20_Text"><text:span text:style-name="T2">Imagine (John Lennon).</text:span></text:p>
      <text:p text:style-name="P2"/>
      <text:p text:style-name="Plain_20_Text"><text:span text:style-name="T2">Todo se transforma (Jorge Drexler).</text:span></text:p>
      <text:p text:style-name="P2"/>
      <text:p text:style-name="P2"/>
      <text:p text:style-name="Plain_20_Text"><text:span text:style-name="T2">+</text:span></text:p>
      <text:p text:style-name="Plain_20_Text"><text:bookmark-end text:name="_Hlk510592502"/><text:span text:style-name="T2">caraculo</text:span></text:p>
      <text:p text:style-name="Plain_20_Text"><text:span text:style-name="T2">$</text:span></text:p>
      <text:p text:style-name="Plain_20_Text"><text:span text:style-name="T2">caraculo1</text:span></text:p>
      <text:p text:style-name="Plain_20_Text"><text:span text:style-name="T2">-fruu</text:span></text:p>
      <text:p text:style-name="Plain_20_Text"><text:span text:style-name="T2">*cru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f5496" style:font-name="Calibri Light" style:font-name-complex="F"/>
    </style:style>
    <style:style style:name="Plain_20_Text" style:display-name="Plain Text" style:family="paragraph" style:parent-style-name="Standard" style:default-outline-level="" style:list-style-name="">
      <style:paragraph-properties fo:margin-top="0cm" fo:margin-bottom="0cm" fo:line-height="100%"/>
      <style:text-properties style:font-name="Consolas" fo:font-size="10.5pt" style:font-size-asian="10.5pt" style:font-size-complex="10.5pt"/>
    </style:style>
    <style:style style:name="Default_20_Paragraph_20_Font" style:display-name="Default Paragraph Font" style:family="text"/>
    <style:style style:name="Texto_20_sin_20_formato_20_Car" style:display-name="Texto sin formato Car" style:family="text" style:parent-style-name="Default_20_Paragraph_20_Font">
      <style:text-properties style:font-name="Consolas" fo:font-size="10.5pt" style:font-size-asian="10.5pt" style:font-size-complex="10.5pt"/>
    </style:style>
    <style:style style:name="Título_20_2_20_Car" style:display-name="Título 2 Car" style:family="text" style:parent-style-name="Default_20_Paragraph_20_Font">
      <style:text-properties fo:color="#2f5496" style:font-name="Calibri Light" fo:font-size="13pt" style:font-size-asian="13pt" style:font-name-complex="F" style:font-size-complex="13pt"/>
    </style:style>
    <style:style style:name="Título_20_3_20_Car" style:display-name="Título 3 Car" style:family="text" style:parent-style-name="Default_20_Paragraph_20_Font">
      <style:text-properties fo:color="#1f3763" style:font-name="Calibri Light" fo:font-size="12pt" style:font-size-asian="12pt" style:font-name-complex="F" style:font-size-complex="12pt"/>
    </style:style>
    <style:style style:name="Título_20_4_20_Car" style:display-name="Título 4 Car" style:family="text" style:parent-style-name="Default_20_Paragraph_20_Font">
      <style:text-properties fo:color="#2f5496" style:font-name="Calibri Light" fo:font-style="italic" style:font-style-asian="italic" style:font-name-complex="F" style:font-style-complex="italic"/>
    </style:style>
    <style:style style:name="Título_20_5_20_Car" style:display-name="Título 5 Car" style:family="text" style:parent-style-name="Default_20_Paragraph_20_Font">
      <style:text-properties fo:color="#2f5496" style:font-name="Calibri Light" style:font-name-complex="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353cm" fo:margin-right="2.35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bino Escudero Zamora</meta:initial-creator>
    <dc:creator>Gabino Escudero Zamora</dc:creator>
    <meta:editing-cycles>14</meta:editing-cycles>
    <meta:print-date>2018-04-05T07:47:00</meta:print-date>
    <meta:creation-date>2018-04-04T06:21:00</meta:creation-date>
    <dc:date>2018-04-21T11:56:00</dc:date>
    <meta:editing-duration>PT6M44S</meta:editing-duration>
    <meta:generator>OpenOffice/4.1.5$Win32 OpenOffice.org_project/415m1$Build-9789</meta:generator>
    <meta:document-statistic meta:table-count="0" meta:image-count="0" meta:object-count="0" meta:page-count="19" meta:paragraph-count="544" meta:word-count="6893" meta:character-count="387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